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23ff23" draw:textarea-horizontal-align="justify" draw:textarea-vertical-align="middle" draw:auto-grow-height="false"/>
    </style:style>
    <style:style style:name="gr2" style:family="graphic" style:parent-style-name="standard">
      <style:graphic-properties draw:fill="solid" draw:fill-color="#9966cc" draw:textarea-horizontal-align="justify" draw:textarea-vertical-align="middle" draw:auto-grow-height="false"/>
    </style:style>
    <style:style style:name="gr3" style:family="graphic" style:parent-style-name="standard">
      <style:graphic-properties draw:fill="solid" draw:fill-color="#0066cc" draw:textarea-horizontal-align="justify" draw:textarea-vertical-align="middle" draw:auto-grow-height="false"/>
    </style:style>
    <style:style style:name="gr4" style:family="graphic" style:parent-style-name="standard">
      <style:graphic-properties draw:fill="solid" draw:fill-color="#83caff" draw:textarea-horizontal-align="justify" draw:textarea-vertical-align="middle" draw:auto-grow-height="false"/>
    </style:style>
    <style:style style:name="gr5" style:family="graphic" style:parent-style-name="standard">
      <style:graphic-properties draw:fill="solid" draw:fill-color="#ff8080"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fill="solid" draw:fill-color="#ff0000" draw:textarea-horizontal-align="justify" draw:textarea-vertical-align="middle" draw:auto-grow-height="false"/>
    </style:style>
    <style:style style:name="gr8" style:family="graphic" style:parent-style-name="standard">
      <style:graphic-properties draw:fill="solid" draw:fill-color="#008000" draw:textarea-horizontal-align="justify" draw:textarea-vertical-align="middle" draw:auto-grow-height="false"/>
    </style:style>
    <style:style style:name="gr9" style:family="graphic" style:parent-style-name="standard">
      <style:graphic-properties draw:fill="solid" draw:fill-color="#ff00ff" draw:textarea-horizontal-align="justify" draw:textarea-vertical-align="middle" draw:auto-grow-height="false"/>
    </style:style>
    <style:style style:name="gr10" style:family="graphic" style:parent-style-name="standard">
      <style:graphic-properties draw:fill="solid" draw:fill-color="#999999"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color="#ffffff" draw:fill="solid" draw:fill-color="#0000ff" draw:textarea-horizontal-align="justify" draw:textarea-vertical-align="middle" draw:auto-grow-height="false"/>
    </style:style>
    <style:style style:name="gr13" style:family="graphic" style:parent-style-name="standard">
      <style:graphic-properties draw:stroke="none" draw:fill="solid" draw:fill-color="#000000" draw:textarea-horizontal-align="center" draw:textarea-vertical-align="middle" fo:min-height="26.786cm" draw:shadow="hidden"/>
    </style:style>
    <style:style style:name="gr14" style:family="graphic" style:parent-style-name="standard">
      <style:graphic-properties draw:fill="solid" draw:fill-color="#0000ff" draw:textarea-horizontal-align="justify" draw:textarea-vertical-align="middle" draw:auto-grow-height="false"/>
    </style:style>
    <style:style style:name="gr15" style:family="graphic" style:parent-style-name="standard">
      <style:graphic-properties draw:stroke="none" draw:fill="none" fo:min-height="26.786cm"/>
    </style:style>
    <style:style style:name="gr16" style:family="graphic" style:parent-style-name="standard">
      <style:graphic-properties draw:fill="solid" draw:fill-color="#c5000b" draw:textarea-horizontal-align="justify" draw:textarea-vertical-align="middle" draw:auto-grow-height="false"/>
    </style:style>
    <style:style style:name="gr17" style:family="graphic" style:parent-style-name="standard">
      <style:graphic-properties draw:fill="solid" draw:fill-color="#804c19" draw:textarea-horizontal-align="justify" draw:textarea-vertical-align="middle" draw:auto-grow-height="false"/>
    </style:style>
    <style:style style:name="gr18" style:family="graphic" style:parent-style-name="standard">
      <style:graphic-properties draw:stroke="none" draw:fill="solid" draw:fill-color="#000000" draw:textarea-horizontal-align="center" draw:textarea-vertical-align="middle" fo:min-height="27.65cm" draw:shadow="hidden"/>
    </style:style>
    <style:style style:name="P1" style:family="paragraph">
      <style:paragraph-properties fo:text-align="center"/>
    </style:style>
    <style:style style:name="P2" style:family="paragraph">
      <style:text-properties fo:font-size="66pt" style:font-size-asian="66pt" style:font-size-complex="66pt"/>
    </style:style>
    <style:style style:name="P3" style:family="paragraph">
      <style:paragraph-properties fo:text-align="center"/>
      <style:text-properties fo:font-size="18pt"/>
    </style:style>
    <style:style style:name="P4" style:family="paragraph">
      <style:text-properties fo:font-size="18pt"/>
    </style:style>
    <style:style style:name="T1" style:family="text">
      <style:text-properties fo:font-size="66pt" style:font-size-asian="66pt" style:font-size-complex="66pt"/>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0.709cm" svg:height="0.709cm" svg:x="3.182cm" svg:y="11.9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382cm" svg:y="8.6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5.182cm" svg:y="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2.291cm" svg:y="15.3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5.096cm" svg:y="5.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074cm" svg:y="5.3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65cm" svg:y="5.4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3.074cm" svg:y="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2.074cm" svg:y="5.2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5.508cm" svg:y="8.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5.422cm" svg:y="7.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4cm" svg:y="7.8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491cm" svg:y="7.9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3.4cm" svg:y="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2.4cm" svg:y="7.7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356cm" svg:y="11.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5.482cm" svg:y="11.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5.396cm" svg:y="10.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374cm" svg:y="10.9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465cm" svg:y="11.0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3.374cm" svg:y="1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2.374cm" svg:y="10.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3.282cm" svg:y="15.3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456cm" svg:y="15.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5.582cm" svg:y="15.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5.496cm" svg:y="14.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474cm" svg:y="14.3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565cm" svg:y="14.4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3.474cm" svg:y="1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2.474cm" svg:y="14.2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2.391cm" svg:y="18.3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3.382cm" svg:y="18.3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556cm" svg:y="18.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5.682cm" svg:y="18.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5.596cm" svg:y="17.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574cm" svg:y="17.3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665cm" svg:y="17.4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3.574cm" svg:y="1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2.574cm" svg:y="17.2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1.382cm" svg:y="18.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1" draw:text-style-name="P2" draw:layer="layout" svg:width="10.996cm" svg:height="16.547cm" svg:x="9.788cm" svg:y="4.228cm">
          <draw:text-box>
            <text:p><text:span text:style-name="T1">まるを</text:span></text:p>
            <text:p><text:span text:style-name="T1">－</text:span></text:p>
            <text:p><text:span text:style-name="T1">かぞえて</text:span></text:p>
            <text:p><text:span text:style-name="T1">－</text:span></text:p>
            <text:p><text:span text:style-name="T1">ひきざんを</text:span></text:p>
            <text:p><text:span text:style-name="T1">－</text:span></text:p>
            <text:p><text:span text:style-name="T1">しよう</text:span></text:p>
          </draw:text-box>
        </draw:frame>
        <draw:custom-shape draw:style-name="gr1" draw:text-style-name="P1" draw:layer="layout" svg:width="0.709cm" svg:height="0.709cm" svg:x="8.1cm" svg:y="1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8.1cm" svg:y="8.49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8cm" svg:y="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7.891cm" svg:y="14.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7.9cm" svg:y="18.4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標準">
        <draw:custom-shape draw:style-name="gr9" draw:text-style-name="P1" draw:layer="layout" svg:width="0.709cm" svg:height="0.709cm" svg:x="6.2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1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2cm" svg:y="21.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1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19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191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3.2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6.091cm" svg:y="2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091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1cm" svg:y="7.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191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191cm" svg:y="9.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2cm" svg:y="12.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109cm" svg:y="1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2cm" svg:y="12.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2cm" svg:y="1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3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308cm" svg:y="14.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217cm" svg:y="14.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308cm" svg:y="14.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308cm" svg:y="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874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974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982cm" svg:y="16.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91cm" svg:y="1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982cm" svg:y="16.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982cm" svg:y="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026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9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008cm" svg:y="20.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917cm" svg:y="20.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008cm" svg:y="20.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008cm" svg:y="2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1cm" svg:y="2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926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8cm" svg:y="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9cm" svg:y="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908cm" svg:y="23.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17cm" svg:y="23.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908cm" svg:y="23.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908cm" svg:y="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991cm" svg:y="2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cm" svg:y="2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826cm" svg:y="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7cm" svg:y="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8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808cm" svg:y="2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717cm" svg:y="2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808cm" svg:y="26.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808cm" svg:y="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7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74cm" svg:y="2.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65cm" svg:y="5.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65cm" svg:y="7.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74cm" svg:y="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83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991cm" svg:y="14.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965cm" svg:y="17.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991cm" svg:y="20.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91cm" svg:y="2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91cm" svg:y="26.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08cm" svg:height="1.08cm" draw:transform="rotate (-0.785398163397448) translate (9.264cm 2.1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236cm 26.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336cm 23.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336cm 19.8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336cm 16.6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464cm 14.1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236cm 1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336cm 9.4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264cm 7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236cm 4.8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path draw:style-name="gr13" draw:text-style-name="P3" draw:layer="layout" svg:width="0.204cm" svg:height="0.557cm" svg:x="7.376cm" svg:y="1.782cm" svg:viewBox="0 0 205 558" svg:d="m205 558h-68v-435c-16 16-38 32-65 47s-51 28-72 35v-65c38-18 72-40 100-66s49-50 61-74h44z">
            <text:p/>
          </draw:path>
          <draw:path draw:style-name="gr13" draw:text-style-name="P3" draw:layer="layout" svg:width="0.431cm" svg:height="0.054cm" svg:x="7.937cm" svg:y="2.111cm" svg:viewBox="0 0 432 55" svg:d="m0 55c0-18 0-37 0-55 144 0 288 0 432 0 0 18 0 37 0 55-144 0-288 0-432 0z">
            <text:p/>
          </draw:path>
          <draw:path draw:style-name="gr13" draw:text-style-name="P3" draw:layer="layout" svg:width="0.204cm" svg:height="0.557cm" svg:x="8.671cm" svg:y="1.782cm" svg:viewBox="0 0 205 558" svg:d="m205 558h-68v-435c-16 16-38 32-65 47s-51 28-72 35v-65c38-18 72-40 100-66s49-50 61-74h44z">
            <text:p/>
          </draw:path>
          <draw:path draw:style-name="gr13" draw:text-style-name="P3" draw:layer="layout" svg:width="0.366cm" svg:height="0.231cm" svg:x="9.276cm" svg:y="1.95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7.314cm" svg:y="4.196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431cm" svg:height="0.054cm" svg:x="7.937cm" svg:y="4.525cm" svg:viewBox="0 0 432 55" svg:d="m0 55c0-18 0-37 0-55 144 0 288 0 432 0 0 18 0 37 0 55-144 0-288 0-432 0z">
            <text:p/>
          </draw:path>
          <draw:path draw:style-name="gr13" draw:text-style-name="P3" draw:layer="layout" svg:width="0.204cm" svg:height="0.557cm" svg:x="8.671cm" svg:y="4.196cm" svg:viewBox="0 0 205 558" svg:d="m205 558h-68v-435c-16 16-38 32-65 47s-51 28-72 35v-65c38-18 72-40 100-66s49-50 61-74h44z">
            <text:p/>
          </draw:path>
          <draw:path draw:style-name="gr13" draw:text-style-name="P3" draw:layer="layout" svg:width="0.366cm" svg:height="0.231cm" svg:x="9.276cm" svg:y="4.364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324cm" svg:y="6.61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431cm" svg:height="0.054cm" svg:x="7.937cm" svg:y="6.939cm" svg:viewBox="0 0 432 55" svg:d="m0 55c0-18 0-37 0-55 144 0 288 0 432 0 0 18 0 37 0 55-144 0-288 0-432 0z">
            <text:p/>
          </draw:path>
          <draw:path draw:style-name="gr13" draw:text-style-name="P3" draw:layer="layout" svg:width="0.204cm" svg:height="0.557cm" svg:x="8.671cm" svg:y="6.61cm" svg:viewBox="0 0 205 558" svg:d="m205 558h-68v-435c-16 16-38 32-65 47s-51 28-72 35v-65c38-18 72-40 100-66s49-50 61-74h44z">
            <text:p/>
          </draw:path>
          <draw:path draw:style-name="gr13" draw:text-style-name="P3" draw:layer="layout" svg:width="0.366cm" svg:height="0.231cm" svg:x="9.276cm" svg:y="6.778cm" svg:viewBox="0 0 367 232" svg:d="m367 64c-122 0-245 0-367 0 0-21 0-43 0-64 122 0 245 0 367 0 0 21 0 43 0 64zm0 168c-122 0-245 0-367 0 0-21 0-43 0-64 122 0 245 0 367 0 0 21 0 43 0 64z">
            <text:p/>
          </draw:path>
          <draw:path draw:style-name="gr13" draw:text-style-name="P3" draw:layer="layout" svg:width="0.384cm" svg:height="0.554cm" svg:x="7.3cm" svg:y="9.027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3" draw:text-style-name="P3" draw:layer="layout" svg:width="0.431cm" svg:height="0.054cm" svg:x="7.937cm" svg:y="9.353cm" svg:viewBox="0 0 432 55" svg:d="m0 55c0-18 0-37 0-55 144 0 288 0 432 0 0 18 0 37 0 55-144 0-288 0-432 0z">
            <text:p/>
          </draw:path>
          <draw:path draw:style-name="gr13" draw:text-style-name="P3" draw:layer="layout" svg:width="0.204cm" svg:height="0.557cm" svg:x="8.671cm" svg:y="9.024cm" svg:viewBox="0 0 205 558" svg:d="m205 558h-68v-435c-16 16-38 32-65 47s-51 28-72 35v-65c38-18 72-40 100-66s49-50 61-74h44z">
            <text:p/>
          </draw:path>
          <draw:path draw:style-name="gr13" draw:text-style-name="P3" draw:layer="layout" svg:width="0.366cm" svg:height="0.231cm" svg:x="9.276cm" svg:y="9.192cm" svg:viewBox="0 0 367 232" svg:d="m367 64c-122 0-245 0-367 0 0-21 0-43 0-64 122 0 245 0 367 0 0 21 0 43 0 64zm0 168c-122 0-245 0-367 0 0-21 0-43 0-64 122 0 245 0 367 0 0 21 0 43 0 64z">
            <text:p/>
          </draw:path>
          <draw:path draw:style-name="gr13" draw:text-style-name="P3" draw:layer="layout" svg:width="0.368cm" svg:height="0.557cm" svg:x="7.323cm" svg:y="11.447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3" draw:text-style-name="P3" draw:layer="layout" svg:width="0.431cm" svg:height="0.054cm" svg:x="7.937cm" svg:y="11.767cm" svg:viewBox="0 0 432 55" svg:d="m0 55c0-18 0-37 0-55 144 0 288 0 432 0 0 18 0 37 0 55-144 0-288 0-432 0z">
            <text:p/>
          </draw:path>
          <draw:path draw:style-name="gr13" draw:text-style-name="P3" draw:layer="layout" svg:width="0.204cm" svg:height="0.557cm" svg:x="8.671cm" svg:y="11.438cm" svg:viewBox="0 0 205 558" svg:d="m205 558h-68v-435c-16 16-38 32-65 47s-51 28-72 35v-65c38-18 72-40 100-66s49-50 61-74h44z">
            <text:p/>
          </draw:path>
          <draw:path draw:style-name="gr13" draw:text-style-name="P3" draw:layer="layout" svg:width="0.366cm" svg:height="0.231cm" svg:x="9.276cm" svg:y="11.606cm" svg:viewBox="0 0 367 232" svg:d="m367 64c-122 0-245 0-367 0 0-21 0-43 0-64 122 0 245 0 367 0 0 21 0 43 0 64zm0 168c-122 0-245 0-367 0 0-21 0-43 0-64 122 0 245 0 367 0 0 21 0 43 0 64z">
            <text:p/>
          </draw:path>
          <draw:path draw:style-name="gr13" draw:text-style-name="P3" draw:layer="layout" svg:width="0.367cm" svg:height="0.566cm" svg:x="7.32cm" svg:y="13.852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3" draw:text-style-name="P3" draw:layer="layout" svg:width="0.431cm" svg:height="0.054cm" svg:x="7.937cm" svg:y="14.181cm" svg:viewBox="0 0 432 55" svg:d="m0 55c0-18 0-37 0-55 144 0 288 0 432 0 0 18 0 37 0 55-144 0-288 0-432 0z">
            <text:p/>
          </draw:path>
          <draw:path draw:style-name="gr13" draw:text-style-name="P3" draw:layer="layout" svg:width="0.204cm" svg:height="0.557cm" svg:x="8.671cm" svg:y="13.852cm" svg:viewBox="0 0 205 558" svg:d="m205 558h-68v-435c-16 16-38 32-65 47s-51 28-72 35v-65c38-18 72-40 100-66s49-50 61-74h44z">
            <text:p/>
          </draw:path>
          <draw:path draw:style-name="gr13" draw:text-style-name="P3" draw:layer="layout" svg:width="0.366cm" svg:height="0.231cm" svg:x="9.276cm" svg:y="14.02cm" svg:viewBox="0 0 367 232" svg:d="m367 64c-122 0-245 0-367 0 0-21 0-43 0-64 122 0 245 0 367 0 0 21 0 43 0 64zm0 168c-122 0-245 0-367 0 0-21 0-43 0-64 122 0 245 0 367 0 0 21 0 43 0 64z">
            <text:p/>
          </draw:path>
          <draw:path draw:style-name="gr13" draw:text-style-name="P3" draw:layer="layout" svg:width="0.359cm" svg:height="0.548cm" svg:x="7.328cm" svg:y="16.275cm" svg:viewBox="0 0 360 549" svg:d="m0 66v-66h360v53c-35 38-70 88-105 151s-62 126-81 192c-13 47-22 98-26 153h-70c1-44 9-97 26-158s40-122 70-180 63-106 98-145z">
            <text:p/>
          </draw:path>
          <draw:path draw:style-name="gr13" draw:text-style-name="P3" draw:layer="layout" svg:width="0.431cm" svg:height="0.054cm" svg:x="7.937cm" svg:y="16.595cm" svg:viewBox="0 0 432 55" svg:d="m0 55c0-18 0-37 0-55 144 0 288 0 432 0 0 18 0 37 0 55-144 0-288 0-432 0z">
            <text:p/>
          </draw:path>
          <draw:path draw:style-name="gr13" draw:text-style-name="P3" draw:layer="layout" svg:width="0.204cm" svg:height="0.557cm" svg:x="8.671cm" svg:y="16.266cm" svg:viewBox="0 0 205 558" svg:d="m205 558h-68v-435c-16 16-38 32-65 47s-51 28-72 35v-65c38-18 72-40 100-66s49-50 61-74h44z">
            <text:p/>
          </draw:path>
          <draw:path draw:style-name="gr13" draw:text-style-name="P3" draw:layer="layout" svg:width="0.366cm" svg:height="0.231cm" svg:x="9.276cm" svg:y="16.434cm" svg:viewBox="0 0 367 232" svg:d="m367 64c-122 0-245 0-367 0 0-21 0-43 0-64 122 0 245 0 367 0 0 21 0 43 0 64zm0 168c-122 0-245 0-367 0 0-21 0-43 0-64 122 0 245 0 367 0 0 21 0 43 0 64z">
            <text:p/>
          </draw:path>
          <draw:path draw:style-name="gr13" draw:text-style-name="P3" draw:layer="layout" svg:width="0.366cm" svg:height="0.566cm" svg:x="7.322cm" svg:y="19.455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48 8-65 25-26 37-26 60zm-22 256c0 20 5 39 14 57s22 32 41 42 38 15 59 15c33 0 60-10 81-31s32-48 32-80c0-33-11-60-33-82s-49-32-82-32-59 11-80 32-32 48-32 79z">
            <text:p/>
          </draw:path>
          <draw:path draw:style-name="gr13" draw:text-style-name="P3" draw:layer="layout" svg:width="0.431cm" svg:height="0.054cm" svg:x="7.937cm" svg:y="19.784cm" svg:viewBox="0 0 432 55" svg:d="m0 55c0-18 0-37 0-55 144 0 288 0 432 0 0 18 0 37 0 55-144 0-288 0-432 0z">
            <text:p/>
          </draw:path>
          <draw:path draw:style-name="gr13" draw:text-style-name="P3" draw:layer="layout" svg:width="0.204cm" svg:height="0.557cm" svg:x="8.671cm" svg:y="19.455cm" svg:viewBox="0 0 205 558" svg:d="m205 558h-68v-435c-16 16-38 32-65 47s-51 28-72 35v-65c38-18 72-40 100-66s49-50 61-74h44z">
            <text:p/>
          </draw:path>
          <draw:path draw:style-name="gr13" draw:text-style-name="P3" draw:layer="layout" svg:width="0.366cm" svg:height="0.231cm" svg:x="9.276cm" svg:y="19.623cm" svg:viewBox="0 0 367 232" svg:d="m367 64c-122 0-245 0-367 0 0-21 0-43 0-64 122 0 245 0 367 0 0 21 0 43 0 64zm0 168c-122 0-245 0-367 0 0-21 0-43 0-64 122 0 245 0 367 0 0 21 0 43 0 64z">
            <text:p/>
          </draw:path>
          <draw:path draw:style-name="gr13" draw:text-style-name="P3" draw:layer="layout" svg:width="0.364cm" svg:height="0.566cm" svg:x="7.323cm" svg:y="22.644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3" draw:text-style-name="P3" draw:layer="layout" svg:width="0.431cm" svg:height="0.054cm" svg:x="7.937cm" svg:y="22.973cm" svg:viewBox="0 0 432 55" svg:d="m0 55c0-18 0-37 0-55 144 0 288 0 432 0 0 18 0 37 0 55-144 0-288 0-432 0z">
            <text:p/>
          </draw:path>
          <draw:path draw:style-name="gr13" draw:text-style-name="P3" draw:layer="layout" svg:width="0.204cm" svg:height="0.557cm" svg:x="8.671cm" svg:y="22.644cm" svg:viewBox="0 0 205 558" svg:d="m205 558h-68v-435c-16 16-38 32-65 47s-51 28-72 35v-65c38-18 72-40 100-66s49-50 61-74h44z">
            <text:p/>
          </draw:path>
          <draw:path draw:style-name="gr13" draw:text-style-name="P3" draw:layer="layout" svg:width="0.366cm" svg:height="0.231cm" svg:x="9.276cm" svg:y="22.812cm" svg:viewBox="0 0 367 232" svg:d="m367 64c-122 0-245 0-367 0 0-21 0-43 0-64 122 0 245 0 367 0 0 21 0 43 0 64zm0 168c-122 0-245 0-367 0 0-21 0-43 0-64 122 0 245 0 367 0 0 21 0 43 0 64z">
            <text:p/>
          </draw:path>
          <draw:path draw:style-name="gr13" draw:text-style-name="P3" draw:layer="layout" svg:width="0.204cm" svg:height="0.557cm" svg:x="7.376cm" svg:y="25.833cm" svg:viewBox="0 0 205 558" svg:d="m205 558h-68v-435c-16 16-38 32-65 47s-51 28-72 35v-65c38-18 72-40 100-66s49-50 61-74h44z">
            <text:p/>
          </draw:path>
          <draw:path draw:style-name="gr13" draw:text-style-name="P3" draw:layer="layout" svg:width="0.362cm" svg:height="0.566cm" svg:x="7.755cm" svg:y="25.833cm" svg:viewBox="0 0 363 567" svg:d="m0 284c0-66 7-119 20-159s34-71 61-93 60-32 101-32c29 0 56 6 78 18s42 29 56 52 26 50 34 82 13 77 13 132c0 65-7 118-20 158s-34 71-60 92-61 33-101 33c-54 0-96-19-127-57-37-47-55-122-55-226zm70 0c0 91 11 152 32 182s48 45 80 45 57-15 79-45 32-91 32-182c0-92-11-153-32-183s-48-45-80-45-57 13-76 40c-23 34-35 96-35 188z">
            <text:p/>
          </draw:path>
          <draw:path draw:style-name="gr13" draw:text-style-name="P3" draw:layer="layout" svg:width="0.431cm" svg:height="0.054cm" svg:x="8.369cm" svg:y="26.162cm" svg:viewBox="0 0 432 55" svg:d="m0 55c0-18 0-37 0-55 144 0 288 0 432 0 0 18 0 37 0 55-144 0-288 0-432 0z">
            <text:p/>
          </draw:path>
          <draw:path draw:style-name="gr13" draw:text-style-name="P3" draw:layer="layout" svg:width="0.204cm" svg:height="0.557cm" svg:x="9.103cm" svg:y="25.833cm" svg:viewBox="0 0 205 558" svg:d="m205 558h-68v-435c-16 16-38 32-65 47s-51 28-72 35v-65c38-18 72-40 100-66s49-50 61-74h44z">
            <text:p/>
          </draw:path>
          <draw:path draw:style-name="gr13" draw:text-style-name="P3" draw:layer="layout" svg:width="0.366cm" svg:height="0.231cm" svg:x="9.708cm" svg:y="26.001cm" svg:viewBox="0 0 367 232" svg:d="m367 64c-122 0-245 0-367 0 0-21 0-43 0-64 122 0 245 0 367 0 0 21 0 43 0 64zm0 168c-122 0-245 0-367 0 0-21 0-43 0-64 122 0 245 0 367 0 0 21 0 43 0 64z">
            <text:p/>
          </draw:path>
        </draw:g>
      </draw:page>
      <draw:page draw:name="page3" draw:style-name="dp1" draw:master-page-name="標準">
        <draw:custom-shape draw:style-name="gr9" draw:text-style-name="P1" draw:layer="layout" svg:width="0.709cm" svg:height="0.709cm" svg:x="7.4cm" svg:y="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3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cm" svg:y="18.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5.5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4.392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3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4.4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7.791cm" svg:y="2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291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291cm" svg:y="5.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7.3cm" svg:y="5.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391cm" svg:y="7.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7.391cm" svg:y="7.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4cm" svg:y="9.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309cm" svg:y="10.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4cm" svg:y="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7.4cm" svg:y="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4.5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508cm" svg:y="1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417cm" svg:y="12.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508cm" svg:y="12.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7.508cm" svg:y="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4.374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4.47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482cm" svg:y="14.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391cm" svg:y="14.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482cm" svg:y="14.8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7.482cm" svg:y="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5.726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4.6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4.7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708cm" svg:y="17.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617cm" svg:y="18.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708cm" svg:y="17.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7.708cm" svg:y="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8cm" svg:y="2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5.626cm" svg:y="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4.5cm" svg:y="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4.6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608cm" svg:y="2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517cm" svg:y="21.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608cm" svg:y="2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7.608cm" svg:y="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7.691cm" svg:y="25.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7cm" svg:y="25.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5.526cm" svg:y="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4.4cm" svg:y="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4.5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508cm" svg:y="2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417cm" svg:y="24.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508cm" svg:y="24.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7.508cm" svg:y="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8.7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337cm" svg:y="3.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337cm" svg:y="5.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346cm" svg:y="7.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355cm" svg:y="10.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463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737cm" svg:y="15.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963cm" svg:y="1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863cm" svg:y="21.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1.763cm" svg:y="24.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08cm" svg:height="1.08cm" draw:transform="rotate (-0.785398163397448) translate (12.208cm 24.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2.308cm 21.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2.308cm 17.8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2.108cm 14.6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1.936cm 11.9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1.708cm 9.8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1.808cm 7.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1.736cm 4.8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1.708cm 2.6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1" draw:layer="layout" svg:width="0.709cm" svg:height="0.709cm" svg:x="10.392cm" svg:y="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292cm" svg:y="5.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383cm" svg:y="7.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392cm" svg:y="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4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7cm" svg:y="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6cm" svg:y="2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5cm" svg:y="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08cm" svg:height="1.08cm" draw:transform="rotate (-0.785398163397448) translate (10.836cm 2.8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0.936cm 24.4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1.064cm 21.3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1.164cm 17.8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0.964cm 14.7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0.864cm 9.8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0.836cm 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10.664cm 5.1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1" draw:layer="layout" svg:width="0.709cm" svg:height="0.709cm" svg:x="10.391cm" svg:y="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08cm" svg:height="1.08cm" draw:transform="rotate (-0.785398163397448) translate (10.736cm 12.0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path draw:style-name="gr13" draw:text-style-name="P3" draw:layer="layout" svg:width="0.367cm" svg:height="0.557cm" svg:x="8.814cm" svg:y="1.9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431cm" svg:height="0.054cm" svg:x="9.437cm" svg:y="2.229cm" svg:viewBox="0 0 432 55" svg:d="m0 55c0-18 0-37 0-55 144 0 288 0 432 0 0 18 0 37 0 55-144 0-288 0-432 0z">
            <text:p/>
          </draw:path>
          <draw:path draw:style-name="gr13" draw:text-style-name="P3" draw:layer="layout" svg:width="0.367cm" svg:height="0.557cm" svg:x="10.109cm" svg:y="1.9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0.776cm" svg:y="2.068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8.824cm" svg:y="4.314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431cm" svg:height="0.054cm" svg:x="9.437cm" svg:y="4.643cm" svg:viewBox="0 0 432 55" svg:d="m0 55c0-18 0-37 0-55 144 0 288 0 432 0 0 18 0 37 0 55-144 0-288 0-432 0z">
            <text:p/>
          </draw:path>
          <draw:path draw:style-name="gr13" draw:text-style-name="P3" draw:layer="layout" svg:width="0.367cm" svg:height="0.557cm" svg:x="10.109cm" svg:y="4.314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0.776cm" svg:y="4.482cm" svg:viewBox="0 0 367 232" svg:d="m367 64c-122 0-245 0-367 0 0-21 0-43 0-64 122 0 245 0 367 0 0 21 0 43 0 64zm0 168c-122 0-245 0-367 0 0-21 0-43 0-64 122 0 245 0 367 0 0 21 0 43 0 64z">
            <text:p/>
          </draw:path>
          <draw:path draw:style-name="gr13" draw:text-style-name="P3" draw:layer="layout" svg:width="0.384cm" svg:height="0.554cm" svg:x="8.8cm" svg:y="6.731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3" draw:text-style-name="P3" draw:layer="layout" svg:width="0.431cm" svg:height="0.054cm" svg:x="9.437cm" svg:y="7.057cm" svg:viewBox="0 0 432 55" svg:d="m0 55c0-18 0-37 0-55 144 0 288 0 432 0 0 18 0 37 0 55-144 0-288 0-432 0z">
            <text:p/>
          </draw:path>
          <draw:path draw:style-name="gr13" draw:text-style-name="P3" draw:layer="layout" svg:width="0.367cm" svg:height="0.557cm" svg:x="10.109cm" svg:y="6.728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0.776cm" svg:y="6.896cm" svg:viewBox="0 0 367 232" svg:d="m367 64c-122 0-245 0-367 0 0-21 0-43 0-64 122 0 245 0 367 0 0 21 0 43 0 64zm0 168c-122 0-245 0-367 0 0-21 0-43 0-64 122 0 245 0 367 0 0 21 0 43 0 64z">
            <text:p/>
          </draw:path>
          <draw:path draw:style-name="gr13" draw:text-style-name="P3" draw:layer="layout" svg:width="0.368cm" svg:height="0.557cm" svg:x="8.823cm" svg:y="9.151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3" draw:text-style-name="P3" draw:layer="layout" svg:width="0.431cm" svg:height="0.054cm" svg:x="9.437cm" svg:y="9.471cm" svg:viewBox="0 0 432 55" svg:d="m0 55c0-18 0-37 0-55 144 0 288 0 432 0 0 18 0 37 0 55-144 0-288 0-432 0z">
            <text:p/>
          </draw:path>
          <draw:path draw:style-name="gr13" draw:text-style-name="P3" draw:layer="layout" svg:width="0.367cm" svg:height="0.557cm" svg:x="10.109cm" svg:y="9.142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0.776cm" svg:y="9.31cm" svg:viewBox="0 0 367 232" svg:d="m367 64c-122 0-245 0-367 0 0-21 0-43 0-64 122 0 245 0 367 0 0 21 0 43 0 64zm0 168c-122 0-245 0-367 0 0-21 0-43 0-64 122 0 245 0 367 0 0 21 0 43 0 64z">
            <text:p/>
          </draw:path>
          <draw:path draw:style-name="gr13" draw:text-style-name="P3" draw:layer="layout" svg:width="0.367cm" svg:height="0.566cm" svg:x="8.82cm" svg:y="11.556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3" draw:text-style-name="P3" draw:layer="layout" svg:width="0.431cm" svg:height="0.054cm" svg:x="9.437cm" svg:y="11.885cm" svg:viewBox="0 0 432 55" svg:d="m0 55c0-18 0-37 0-55 144 0 288 0 432 0 0 18 0 37 0 55-144 0-288 0-432 0z">
            <text:p/>
          </draw:path>
          <draw:path draw:style-name="gr13" draw:text-style-name="P3" draw:layer="layout" svg:width="0.367cm" svg:height="0.557cm" svg:x="10.109cm" svg:y="11.556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0.776cm" svg:y="11.724cm" svg:viewBox="0 0 367 232" svg:d="m367 64c-122 0-245 0-367 0 0-21 0-43 0-64 122 0 245 0 367 0 0 21 0 43 0 64zm0 168c-122 0-245 0-367 0 0-21 0-43 0-64 122 0 245 0 367 0 0 21 0 43 0 64z">
            <text:p/>
          </draw:path>
          <draw:path draw:style-name="gr13" draw:text-style-name="P3" draw:layer="layout" svg:width="0.359cm" svg:height="0.548cm" svg:x="8.828cm" svg:y="13.979cm" svg:viewBox="0 0 360 549" svg:d="m0 66v-66h360v53c-35 38-70 88-105 151s-62 126-81 192c-13 47-22 98-26 153h-70c1-44 9-97 26-158s40-122 70-180 63-106 98-145z">
            <text:p/>
          </draw:path>
          <draw:path draw:style-name="gr13" draw:text-style-name="P3" draw:layer="layout" svg:width="0.431cm" svg:height="0.054cm" svg:x="9.437cm" svg:y="14.299cm" svg:viewBox="0 0 432 55" svg:d="m0 55c0-18 0-37 0-55 144 0 288 0 432 0 0 18 0 37 0 55-144 0-288 0-432 0z">
            <text:p/>
          </draw:path>
          <draw:path draw:style-name="gr13" draw:text-style-name="P3" draw:layer="layout" svg:width="0.367cm" svg:height="0.557cm" svg:x="10.109cm" svg:y="13.97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0.776cm" svg:y="14.138cm" svg:viewBox="0 0 367 232" svg:d="m367 64c-122 0-245 0-367 0 0-21 0-43 0-64 122 0 245 0 367 0 0 21 0 43 0 64zm0 168c-122 0-245 0-367 0 0-21 0-43 0-64 122 0 245 0 367 0 0 21 0 43 0 64z">
            <text:p/>
          </draw:path>
          <draw:path draw:style-name="gr13" draw:text-style-name="P3" draw:layer="layout" svg:width="0.366cm" svg:height="0.566cm" svg:x="8.822cm" svg:y="17.159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48 8-65 25-26 37-26 60zm-22 256c0 20 5 39 14 57s22 32 41 42 38 15 59 15c33 0 60-10 81-31s32-48 32-80c0-33-11-60-33-82s-49-32-82-32-59 11-80 32-32 48-32 79z">
            <text:p/>
          </draw:path>
          <draw:path draw:style-name="gr13" draw:text-style-name="P3" draw:layer="layout" svg:width="0.431cm" svg:height="0.054cm" svg:x="9.437cm" svg:y="17.488cm" svg:viewBox="0 0 432 55" svg:d="m0 55c0-18 0-37 0-55 144 0 288 0 432 0 0 18 0 37 0 55-144 0-288 0-432 0z">
            <text:p/>
          </draw:path>
          <draw:path draw:style-name="gr13" draw:text-style-name="P3" draw:layer="layout" svg:width="0.367cm" svg:height="0.557cm" svg:x="10.109cm" svg:y="17.159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0.776cm" svg:y="17.327cm" svg:viewBox="0 0 367 232" svg:d="m367 64c-122 0-245 0-367 0 0-21 0-43 0-64 122 0 245 0 367 0 0 21 0 43 0 64zm0 168c-122 0-245 0-367 0 0-21 0-43 0-64 122 0 245 0 367 0 0 21 0 43 0 64z">
            <text:p/>
          </draw:path>
          <draw:path draw:style-name="gr13" draw:text-style-name="P3" draw:layer="layout" svg:width="0.364cm" svg:height="0.566cm" svg:x="8.823cm" svg:y="20.348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3" draw:text-style-name="P3" draw:layer="layout" svg:width="0.431cm" svg:height="0.054cm" svg:x="9.437cm" svg:y="20.677cm" svg:viewBox="0 0 432 55" svg:d="m0 55c0-18 0-37 0-55 144 0 288 0 432 0 0 18 0 37 0 55-144 0-288 0-432 0z">
            <text:p/>
          </draw:path>
          <draw:path draw:style-name="gr13" draw:text-style-name="P3" draw:layer="layout" svg:width="0.367cm" svg:height="0.557cm" svg:x="10.109cm" svg:y="20.348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0.776cm" svg:y="20.516cm" svg:viewBox="0 0 367 232" svg:d="m367 64c-122 0-245 0-367 0 0-21 0-43 0-64 122 0 245 0 367 0 0 21 0 43 0 64zm0 168c-122 0-245 0-367 0 0-21 0-43 0-64 122 0 245 0 367 0 0 21 0 43 0 64z">
            <text:p/>
          </draw:path>
          <draw:path draw:style-name="gr13" draw:text-style-name="P3" draw:layer="layout" svg:width="0.204cm" svg:height="0.557cm" svg:x="8.876cm" svg:y="23.537cm" svg:viewBox="0 0 205 558" svg:d="m205 558h-68v-435c-16 16-38 32-65 47s-51 28-72 35v-65c38-18 72-40 100-66s49-50 61-74h44z">
            <text:p/>
          </draw:path>
          <draw:path draw:style-name="gr13" draw:text-style-name="P3" draw:layer="layout" svg:width="0.362cm" svg:height="0.566cm" svg:x="9.255cm" svg:y="23.537cm" svg:viewBox="0 0 363 567" svg:d="m0 284c0-66 7-119 20-159s34-71 61-93 60-32 101-32c29 0 56 6 78 18s42 29 56 52 26 50 34 82 13 77 13 132c0 65-7 118-20 158s-34 71-60 92-61 33-101 33c-54 0-96-19-127-57-37-47-55-122-55-226zm70 0c0 91 11 152 32 182s48 45 80 45 57-15 79-45 32-91 32-182c0-92-11-153-32-183s-48-45-80-45-57 13-76 40c-23 34-35 96-35 188z">
            <text:p/>
          </draw:path>
          <draw:path draw:style-name="gr13" draw:text-style-name="P3" draw:layer="layout" svg:width="0.431cm" svg:height="0.054cm" svg:x="9.869cm" svg:y="23.866cm" svg:viewBox="0 0 432 55" svg:d="m0 55c0-18 0-37 0-55 144 0 288 0 432 0 0 18 0 37 0 55-144 0-288 0-432 0z">
            <text:p/>
          </draw:path>
          <draw:path draw:style-name="gr13" draw:text-style-name="P3" draw:layer="layout" svg:width="0.367cm" svg:height="0.557cm" svg:x="10.541cm" svg:y="23.537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11.208cm" svg:y="23.705cm" svg:viewBox="0 0 367 232" svg:d="m367 64c-122 0-245 0-367 0 0-21 0-43 0-64 122 0 245 0 367 0 0 21 0 43 0 64zm0 168c-122 0-245 0-367 0 0-21 0-43 0-64 122 0 245 0 367 0 0 21 0 43 0 64z">
            <text:p/>
          </draw:path>
        </draw:g>
      </draw:page>
      <draw:page draw:name="page4" draw:style-name="dp1" draw:master-page-name="標準">
        <draw:custom-shape draw:style-name="gr14" draw:text-style-name="P1" draw:layer="layout" svg:width="0.709cm" svg:height="0.709cm" svg:x="6.865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43cm" svg:y="4.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643cm" svg:y="7.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10.543cm" svg:y="20.8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643cm" svg:y="2.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43cm" svg:y="17.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565cm" svg:y="11.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552cm" svg:y="9.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543cm" svg:y="15.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652cm" svg:y="2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4.2cm" svg:height="29.816cm" svg:x="23.1cm" svg:y="1.2cm">
          <draw:text-box>
            <text:p><text:span text:style-name="T2">1 + 1 =</text:span></text:p>
            <text:p><text:span text:style-name="T2"/></text:p>
            <text:p><text:span text:style-name="T2"/></text:p>
            <text:p><text:span text:style-name="T2">1 + 2 =</text:span></text:p>
            <text:p><text:span text:style-name="T2"/></text:p>
            <text:p><text:span text:style-name="T2"/></text:p>
            <text:p><text:span text:style-name="T2">1 + 3 =</text:span></text:p>
            <text:p><text:span text:style-name="T2"/></text:p>
            <text:p><text:span text:style-name="T2"/></text:p>
            <text:p><text:span text:style-name="T2">1 + 4 =</text:span></text:p>
            <text:p><text:span text:style-name="T2"/></text:p>
            <text:p><text:span text:style-name="T2"/></text:p>
            <text:p><text:span text:style-name="T2">1 + 5 =</text:span></text:p>
            <text:p><text:span text:style-name="T2"/></text:p>
            <text:p><text:span text:style-name="T2"/></text:p>
            <text:p><text:span text:style-name="T2">1 + 6 =</text:span></text:p>
            <text:p><text:span text:style-name="T2"/></text:p>
            <text:p><text:span text:style-name="T2"/></text:p>
            <text:p><text:span text:style-name="T2">1 + 7 =</text:span></text:p>
            <text:p><text:span text:style-name="T2"/></text:p>
            <text:p><text:span text:style-name="T2"/></text:p>
            <text:p><text:span text:style-name="T2"/></text:p>
            <text:p><text:span text:style-name="T2">1 + 8 =</text:span></text:p>
            <text:p><text:span text:style-name="T2"/></text:p>
            <text:p><text:span text:style-name="T2"/></text:p>
            <text:p><text:span text:style-name="T2"/></text:p>
            <text:p><text:span text:style-name="T2">1 + 9 =</text:span></text:p>
            <text:p><text:span text:style-name="T2"/></text:p>
            <text:p><text:span text:style-name="T2"/></text:p>
            <text:p><text:span text:style-name="T2"/></text:p>
            <text:p><text:span text:style-name="T2">1 +10 =</text:span></text:p>
            <text:p><text:span text:style-name="T2"/></text:p>
            <text:p><text:span text:style-name="T2">これは次の問題を作るためのひながたです</text:span></text:p>
          </draw:text-box>
        </draw:frame>
        <draw:custom-shape draw:style-name="gr14" draw:text-style-name="P1" draw:layer="layout" svg:width="0.709cm" svg:height="0.709cm" svg:x="6.856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652cm" svg:y="4.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5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652cm" svg:y="7.1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65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643cm" svg:y="9.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643cm" svg:y="7.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552cm" svg:y="9.4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52cm" svg:y="9.4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543cm" svg:y="11.9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74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634cm" svg:y="12.0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543cm" svg:y="11.9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43cm" svg:y="11.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457cm" svg:y="1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435cm" svg:y="14.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982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526cm" svg:y="14.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435cm" svg:y="14.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435cm" svg:y="14.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69cm" svg:y="17.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83cm" svg:y="16.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761cm" svg:y="16.6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656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52cm" svg:y="16.7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761cm" svg:y="16.6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761cm" svg:y="16.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17cm" svg:y="20.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43cm" svg:y="2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57cm" svg:y="19.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735cm" svg:y="19.7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682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26cm" svg:y="19.8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735cm" svg:y="19.7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735cm" svg:y="19.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10.643cm" svg:y="2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817cm" svg:y="24.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943cm" svg:y="2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857cm" svg:y="23.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835cm" svg:y="23.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582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926cm" svg:y="23.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835cm" svg:y="23.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835cm" svg:y="2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752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10.743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917cm" svg:y="27.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3.043cm" svg:y="27.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957cm" svg:y="26.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935cm" svg:y="26.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482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026cm" svg:y="26.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935cm" svg:y="26.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935cm" svg:y="26.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8.743cm" svg:y="27.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olygon draw:style-name="gr13" draw:text-style-name="P3" draw:layer="layout" svg:width="0.204cm" svg:height="0.557cm" svg:x="7.3cm" svg:y="1.3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1.401cm" svg:viewBox="0 0 368 368" draw:points="152,368 152,216 0,216 0,152 152,152 152,0 216,0 216,152 368,152 368,216 216,216 216,368">
            <text:p/>
          </draw:polygon>
          <draw:polygon draw:style-name="gr13" draw:text-style-name="P3" draw:layer="layout" svg:width="0.204cm" svg:height="0.557cm" svg:x="8.617cm" svg:y="1.3cm" svg:viewBox="0 0 205 558" draw:points="205,558 137,558 137,123 131,129 124,135 108,147 91,158 72,170 53,181 34,191 16,199 0,205 0,140 14,133 28,125 41,118 54,110 66,101 78,93 89,84 100,74 111,65 120,55 129,46 137,37 144,27 151,18 156,9 161,0 205,0">
            <text:p/>
          </draw:polygon>
          <draw:path draw:style-name="gr13" draw:text-style-name="P3" draw:layer="layout" svg:width="0.366cm" svg:height="0.231cm" svg:x="9.221cm" svg:y="1.468cm" svg:viewBox="0 0 367 232" svg:d="m367 64h-367v-64h367zm0 232h-367v-64h367z">
            <text:p/>
          </draw:path>
          <draw:polygon draw:style-name="gr13" draw:text-style-name="P3" draw:layer="layout" svg:width="0.204cm" svg:height="0.557cm" svg:x="7.3cm" svg:y="3.714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3.815cm" svg:viewBox="0 0 368 368" draw:points="152,368 152,216 0,216 0,152 152,152 152,0 216,0 216,152 368,152 368,216 216,216 216,368">
            <text:p/>
          </draw:polygon>
          <draw:polygon draw:style-name="gr13" draw:text-style-name="P3" draw:layer="layout" svg:width="0.367cm" svg:height="0.557cm" svg:x="8.555cm" svg:y="3.714cm" svg:viewBox="0 0 368 558" draw:points="368,492 368,558 0,558 0,552 0,546 1,540 2,534 3,528 4,522 6,516 8,511 12,501 16,492 21,483 26,473 32,464 39,455 46,446 53,437 70,418 91,397 115,376 142,353 184,317 218,285 233,271 245,258 256,246 265,234 272,224 279,213 285,202 289,192 293,182 295,172 297,162 297,157 297,152 297,142 295,133 294,128 293,124 291,119 290,115 288,111 286,106 283,102 281,99 275,91 268,84 264,80 260,77 256,74 252,72 248,69 244,67 239,65 234,63 225,60 214,58 204,56 192,56 180,56 169,58 158,60 148,63 143,65 138,68 134,70 129,73 125,76 121,79 117,82 113,86 109,90 106,93 103,98 100,102 97,107 95,111 93,116 91,121 87,132 85,143 84,155 83,168 13,161 15,142 19,124 24,107 30,92 34,84 38,77 42,71 46,64 51,58 56,52 62,46 67,41 73,36 80,32 86,27 93,23 107,16 122,10 139,6 156,3 174,1 194,0 213,1 232,3 249,6 265,11 273,14 281,17 288,21 295,25 302,29 308,34 314,39 320,44 331,56 336,62 341,68 345,74 349,80 352,87 355,94 358,101 360,108 362,115 364,123 366,138 367,154 367,162 366,171 365,179 364,187 362,195 359,203 357,212 353,220 350,228 345,236 341,244 335,253 329,261 323,270 316,278 308,287 290,307 266,330 237,356 203,385 153,428 136,444 124,455 116,464 108,473 101,483 95,492">
            <text:p/>
          </draw:polygon>
          <draw:path draw:style-name="gr13" draw:text-style-name="P3" draw:layer="layout" svg:width="0.366cm" svg:height="0.231cm" svg:x="9.221cm" svg:y="3.882cm" svg:viewBox="0 0 367 232" svg:d="m367 64h-367v-64h367zm0 232h-367v-64h367z">
            <text:p/>
          </draw:path>
          <draw:polygon draw:style-name="gr13" draw:text-style-name="P3" draw:layer="layout" svg:width="0.204cm" svg:height="0.557cm" svg:x="7.3cm" svg:y="6.128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6.229cm" svg:viewBox="0 0 368 368" draw:points="152,368 152,216 0,216 0,152 152,152 152,0 216,0 216,152 368,152 368,216 216,216 216,368">
            <text:p/>
          </draw:polygon>
          <draw:polygon draw:style-name="gr13" draw:text-style-name="P3" draw:layer="layout" svg:width="0.363cm" svg:height="0.566cm" svg:x="8.565cm" svg:y="6.128cm" svg:viewBox="0 0 364 567" draw:points="0,411 68,402 71,416 75,429 79,441 84,452 89,462 95,471 98,475 101,479 104,482 108,485 115,491 123,497 131,501 139,505 148,507 157,509 167,511 177,511 189,510 201,509 212,506 217,505 222,503 227,500 232,498 237,495 241,492 250,486 259,478 267,469 273,460 276,455 279,451 282,446 284,440 286,435 287,430 290,419 291,407 292,395 292,384 290,373 288,362 286,357 284,352 282,348 280,343 277,339 275,334 272,330 268,326 261,318 253,311 249,308 245,305 240,302 236,299 231,297 226,295 221,293 216,292 206,289 194,288 183,287 178,288 173,288 167,288 161,289 148,292 135,295 142,235 145,235 148,236 151,236 153,236 164,235 175,234 185,233 195,230 204,227 214,223 223,218 232,213 236,210 240,207 244,204 247,200 250,196 253,192 256,188 258,184 260,180 262,175 264,170 265,165 266,160 266,154 267,143 267,134 265,125 265,121 263,116 262,112 261,109 259,105 257,101 255,97 253,94 250,90 247,87 242,81 238,78 235,75 231,72 228,70 224,68 220,66 216,64 212,62 204,59 195,58 186,56 176,56 166,56 157,58 148,60 139,62 131,66 123,70 116,75 109,81 106,84 103,88 100,91 97,95 92,103 87,112 83,122 80,133 77,144 75,156 7,144 11,127 15,112 21,97 27,83 35,70 44,58 53,48 64,38 75,29 87,21 100,15 114,9 128,5 143,2 158,1 174,0 186,0 197,1 207,3 218,5 228,8 238,11 248,15 258,20 267,25 276,30 284,36 292,43 299,49 305,57 311,65 317,73 321,81 326,90 329,99 332,108 334,117 336,126 337,135 337,144 337,153 336,162 334,171 332,179 329,187 326,195 322,203 318,210 313,217 307,224 301,230 294,237 286,242 278,248 270,252 260,257 272,260 284,264 294,269 304,274 313,281 322,288 330,296 337,304 343,313 349,323 353,333 357,344 360,356 362,368 364,380 364,394 363,411 362,420 361,428 359,437 357,445 354,453 351,461 347,468 343,476 339,483 334,490 323,504 311,517 297,528 290,534 283,539 275,543 267,547 259,551 251,554 234,560 216,564 197,566 177,567 159,566 142,564 125,561 110,556 95,550 81,543 68,534 55,524 44,512 34,500 25,487 17,474 11,459 6,444 2,428">
            <text:p/>
          </draw:polygon>
          <draw:path draw:style-name="gr13" draw:text-style-name="P3" draw:layer="layout" svg:width="0.366cm" svg:height="0.231cm" svg:x="9.221cm" svg:y="6.296cm" svg:viewBox="0 0 367 232" svg:d="m367 64h-367v-64h367zm0 232h-367v-64h367z">
            <text:p/>
          </draw:path>
          <draw:polygon draw:style-name="gr13" draw:text-style-name="P3" draw:layer="layout" svg:width="0.204cm" svg:height="0.557cm" svg:x="7.3cm" svg:y="8.542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8.643cm" svg:viewBox="0 0 368 368" draw:points="152,368 152,216 0,216 0,152 152,152 152,0 216,0 216,152 368,152 368,216 216,216 216,368">
            <text:p/>
          </draw:polygon>
          <draw:path draw:style-name="gr13" draw:text-style-name="P3" draw:layer="layout" svg:width="0.384cm" svg:height="0.554cm" svg:x="8.541cm" svg:y="8.545cm" svg:viewBox="0 0 385 555" svg:d="m242 555v-133h-242v-63l254-359h56v359h75v63h-75v133zm-68-196v-251l-175 251z">
            <text:p/>
          </draw:path>
          <draw:path draw:style-name="gr13" draw:text-style-name="P3" draw:layer="layout" svg:width="0.366cm" svg:height="0.231cm" svg:x="9.221cm" svg:y="8.71cm" svg:viewBox="0 0 367 232" svg:d="m367 64h-367v-64h367zm0 232h-367v-64h367z">
            <text:p/>
          </draw:path>
          <draw:polygon draw:style-name="gr13" draw:text-style-name="P3" draw:layer="layout" svg:width="0.204cm" svg:height="0.557cm" svg:x="7.3cm" svg:y="10.956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11.057cm" svg:viewBox="0 0 368 368" draw:points="152,368 152,216 0,216 0,152 152,152 152,0 216,0 216,152 368,152 368,216 216,216 216,368">
            <text:p/>
          </draw:polygon>
          <draw:polygon draw:style-name="gr13" draw:text-style-name="P3" draw:layer="layout" svg:width="0.368cm" svg:height="0.557cm" svg:x="8.564cm" svg:y="10.965cm" svg:viewBox="0 0 369 558" draw:points="0,403 72,398 74,411 77,422 81,433 85,443 90,453 96,461 99,465 102,469 105,473 109,476 116,482 124,487 132,492 141,495 150,498 159,500 169,502 179,502 191,501 197,501 203,500 209,498 215,497 220,495 225,493 230,490 236,487 240,484 245,481 250,477 254,474 263,465 267,460 271,455 275,450 278,445 281,439 284,433 289,422 292,409 295,395 296,381 297,366 296,352 295,338 292,326 289,314 287,308 284,303 282,297 279,292 275,287 272,283 268,278 264,274 260,270 256,266 251,262 247,259 242,256 237,253 232,251 226,248 221,246 215,245 203,242 191,241 178,240 169,240 161,241 154,242 146,244 139,246 131,249 124,252 118,255 111,259 105,264 99,268 94,273 89,278 84,283 80,289 76,295 12,286 66,0 343,0 343,65 120,65 90,215 103,207 116,200 129,194 142,189 155,185 168,182 182,181 196,180 214,181 231,183 247,187 255,190 263,193 271,196 278,200 285,204 292,208 306,219 319,230 325,237 331,243 336,250 341,257 345,265 349,272 353,280 356,288 359,296 362,305 366,322 368,341 369,360 368,379 366,397 363,414 358,430 352,446 344,462 335,476 325,491 318,499 311,506 304,513 296,520 288,526 279,532 271,537 262,541 252,545 243,549 233,551 223,554 212,556 201,557 179,558 160,557 143,555 126,552 110,547 95,541 81,534 67,526 55,516 43,505 33,493 25,480 17,466 11,452 6,436 2,420">
            <text:p/>
          </draw:polygon>
          <draw:path draw:style-name="gr13" draw:text-style-name="P3" draw:layer="layout" svg:width="0.366cm" svg:height="0.231cm" svg:x="9.221cm" svg:y="11.124cm" svg:viewBox="0 0 367 232" svg:d="m367 64h-367v-64h367zm0 232h-367v-64h367z">
            <text:p/>
          </draw:path>
          <draw:polygon draw:style-name="gr13" draw:text-style-name="P3" draw:layer="layout" svg:width="0.204cm" svg:height="0.557cm" svg:x="7.3cm" svg:y="13.37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13.471cm" svg:viewBox="0 0 368 368" draw:points="152,368 152,216 0,216 0,152 152,152 152,0 216,0 216,152 368,152 368,216 216,216 216,368">
            <text:p/>
          </draw:polygon>
          <draw:path draw:style-name="gr13" draw:text-style-name="P3" draw:layer="layout" svg:width="0.367cm" svg:height="0.566cm" svg:x="8.561cm" svg:y="13.37cm" svg:viewBox="0 0 368 567" svg:d="m359 138-68 5-2-10-3-9-3-8-3-7-3-7-4-7-4-5-4-5-7-7-8-6-4-2-4-3-4-2-4-2-4-1-5-2-4-1-5-1-10-2h-10-8l-8 1-7 2-8 2-7 2-7 3-6 4-7 4-8 6-7 7-7 8-7 8-6 9-5 9-6 11-5 11-4 11-4 13-3 15-3 15-2 17-1 18-2 39 6-9 7-9 7-8 7-7 8-6 8-7 9-5 8-5 9-4 10-4 9-3 9-2 9-2 10-2 10-1h9l17 1 8 1 8 1 8 2 8 2 7 3 8 3 7 3 7 4 7 4 7 4 13 10 12 12 6 7 5 6 5 7 5 7 4 7 4 8 4 8 3 8 5 17 4 17 2 19 1 19v13l-1 13-2 12-3 13-3 12-4 11-4 12-6 11-6 11-6 10-7 10-7 9-8 8-9 8-9 7-10 6-10 6-10 5-11 4-11 3-11 3-12 2-12 1h-12l-21-1-10-1-10-2-10-2-9-3-9-3-9-4-9-4-8-4-8-6-8-5-8-6-7-7-7-7-7-8-7-8-6-9-5-9-6-10-4-11-5-11-8-25-5-27-5-29-2-33-1-34 1-39 3-36 4-34 7-30 8-28 5-13 6-12 5-12 7-11 7-10 7-9 6-8 7-7 8-7 7-6 8-6 8-5 8-5 9-4 9-4 9-3 10-3 10-2 10-2 10-1 21-1 17 1 15 1 15 3 13 4 14 5 12 7 12 7 11 9 10 9 8 11 8 11 7 12 6 13 5 14 3 15zm-278 255v9l1 9 1 8 2 9 2 8 2 9 4 8 3 8 4 8 4 7 5 7 5 6 5 6 6 6 6 5 7 4 7 4 7 3 7 3 7 3 7 2 7 1 7 1h8 5l6-1h5l5-1 5-1 5-2 5-2 5-2 4-2 5-3 4-3 5-3 8-7 8-8 4-4 3-5 4-5 3-5 2-5 3-6 4-11 4-12 2-13 2-14v-15-14l-2-13-2-13-4-11-4-11-2-6-3-5-3-4-3-5-4-5-4-4-8-8-4-3-4-3-4-3-5-3-5-2-4-3-5-2-5-1-6-2-5-1-11-1-12-1-11 1-11 1-5 1-6 2-5 1-5 2-5 3-4 2-5 3-5 3-8 6-9 8-4 4-3 5-4 4-3 5-3 5-2 5-3 5-2 6-3 11-3 12-1 12z">
            <text:p/>
          </draw:path>
          <draw:path draw:style-name="gr13" draw:text-style-name="P3" draw:layer="layout" svg:width="0.366cm" svg:height="0.231cm" svg:x="9.221cm" svg:y="13.538cm" svg:viewBox="0 0 367 232" svg:d="m367 64h-367v-64h367zm0 232h-367v-64h367z">
            <text:p/>
          </draw:path>
          <draw:polygon draw:style-name="gr13" draw:text-style-name="P3" draw:layer="layout" svg:width="0.204cm" svg:height="0.557cm" svg:x="7.3cm" svg:y="15.784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15.885cm" svg:viewBox="0 0 368 368" draw:points="152,368 152,216 0,216 0,152 152,152 152,0 216,0 216,152 368,152 368,216 216,216 216,368">
            <text:p/>
          </draw:polygon>
          <draw:polygon draw:style-name="gr13" draw:text-style-name="P3" draw:layer="layout" svg:width="0.359cm" svg:height="0.548cm" svg:x="8.569cm" svg:y="15.793cm" svg:viewBox="0 0 360 549" draw:points="0,66 0,0 360,0 360,53 347,68 334,84 320,101 307,119 281,159 255,204 230,251 209,299 190,347 174,396 165,432 157,469 152,508 148,549 78,549 79,532 80,514 82,496 85,477 93,435 104,391 117,344 134,299 153,255 174,211 198,170 222,132 246,97 259,81 272,66">
            <text:p/>
          </draw:polygon>
          <draw:path draw:style-name="gr13" draw:text-style-name="P3" draw:layer="layout" svg:width="0.366cm" svg:height="0.231cm" svg:x="9.221cm" svg:y="15.952cm" svg:viewBox="0 0 367 232" svg:d="m367 64h-367v-64h367zm0 232h-367v-64h367z">
            <text:p/>
          </draw:path>
          <draw:polygon draw:style-name="gr13" draw:text-style-name="P3" draw:layer="layout" svg:width="0.204cm" svg:height="0.557cm" svg:x="7.3cm" svg:y="18.973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19.074cm" svg:viewBox="0 0 368 368" draw:points="152,368 152,216 0,216 0,152 152,152 152,0 216,0 216,152 368,152 368,216 216,216 216,368">
            <text:p/>
          </draw:polygon>
          <draw:path draw:style-name="gr13" draw:text-style-name="P3" draw:layer="layout" svg:width="0.366cm" svg:height="0.566cm" svg:x="8.563cm" svg:y="18.973cm" svg:viewBox="0 0 367 567" svg:d="m106 256-11-4-9-4-9-5-8-6-8-5-7-6-6-7-5-7-5-7-4-8-4-8-3-9-2-8-2-10-1-9v-10l1-15 2-14 1-7 2-7 2-6 3-7 3-6 3-6 4-6 4-6 4-6 4-5 11-11 5-5 6-4 6-5 6-4 7-3 7-4 7-3 7-3 15-4 16-3 16-2 18-1 18 1 17 2 16 3 15 5 7 2 7 3 7 4 7 4 6 4 6 4 6 5 6 5 10 11 9 11 4 6 4 6 3 7 3 6 2 7 3 6 2 7 1 7 1 7 1 7 1 15v9l-1 10-2 9-2 8-3 8-3 8-5 8-4 7-6 7-6 7-6 6-8 5-8 6-8 5-10 4-10 4 13 5 11 5 11 6 10 6 10 7 8 8 8 8 7 9 7 10 5 10 5 10 3 11 3 11 2 12 2 12v13l-1 17-2 17-2 8-2 8-3 8-3 7-3 8-4 7-4 7-4 7-5 7-6 6-12 13-6 5-7 6-7 5-7 5-7 4-8 4-8 4-8 3-17 5-18 4-19 2-20 1-21-1-19-2-18-4-17-5-8-3-8-4-8-4-7-4-7-5-7-5-7-6-6-6-12-12-6-7-5-7-4-6-4-8-4-7-3-7-3-8-3-8-2-8-2-8-2-17-1-18v-13l2-13 2-12 3-12 4-11 4-11 6-9 6-10 8-9 8-8 8-7 10-7 10-5 11-6 11-4zm-1-119v9l2 10 2 8 1 4 1 4 2 4 2 4 2 4 2 4 3 3 2 4 3 3 3 3 3 3 4 3 3 3 4 2 4 2 3 2 4 2 5 2 8 2 9 2 10 2h10 10l9-2 9-1 8-3 4-2 4-2 4-2 3-2 4-2 3-3 4-3 3-3 6-6 5-7 2-3 2-4 2-4 2-3 1-4 1-4 2-4v-4l2-9v-8-10l-2-8-2-9-1-4-1-4-2-4-2-4-2-3-3-4-5-7-6-6-6-6-4-3-4-3-3-2-4-2-4-2-4-2-4-1-4-1-9-2-9-2h-10-10l-9 2-9 2-8 2-4 2-4 2-4 2-4 2-3 2-4 3-6 6-6 6-6 7-2 4-2 3-2 4-2 3-1 4-1 4-1 4-1 4-2 8zm-22 265v8l1 7 1 7 1 7 2 7 3 7 2 7 4 7 3 6 4 7 5 6 5 5 5 5 6 5 6 4 7 4 7 4 7 3 7 2 7 2 8 2 8 1 7 1h8 12l12-2 11-2 5-2 5-2 5-2 5-2 5-3 4-3 5-3 4-3 8-7 8-9 3-4 3-4 3-5 3-4 2-5 2-5 2-5 2-5 2-11 2-12v-11l-1-12-1-12-3-11-1-5-2-5-2-5-3-5-2-5-3-5-4-4-3-4-8-9-8-7-4-4-5-3-5-3-5-2-5-3-5-2-5-2-5-1-11-3-12-1-12-1h-12l-12 2-10 2-6 2-5 2-5 2-4 2-5 3-5 3-4 3-4 3-8 8-8 8-3 4-3 5-3 4-3 5-2 5-2 5-2 5-2 5-2 10-2 12z">
            <text:p/>
          </draw:path>
          <draw:path draw:style-name="gr13" draw:text-style-name="P3" draw:layer="layout" svg:width="0.366cm" svg:height="0.231cm" svg:x="9.221cm" svg:y="19.141cm" svg:viewBox="0 0 367 232" svg:d="m367 64h-367v-64h367zm0 232h-367v-64h367z">
            <text:p/>
          </draw:path>
          <draw:polygon draw:style-name="gr13" draw:text-style-name="P3" draw:layer="layout" svg:width="0.204cm" svg:height="0.557cm" svg:x="7.3cm" svg:y="22.162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22.263cm" svg:viewBox="0 0 368 368" draw:points="152,368 152,216 0,216 0,152 152,152 152,0 216,0 216,152 368,152 368,216 216,216 216,368">
            <text:p/>
          </draw:polygon>
          <draw:path draw:style-name="gr13" draw:text-style-name="P3" draw:layer="layout" svg:width="0.364cm" svg:height="0.566cm" svg:x="8.564cm" svg:y="22.162cm" svg:viewBox="0 0 365 567" svg:d="m9 429 66-5 2 11 3 10 3 10 4 8 4 8 5 7 3 4 2 3 3 3 3 2 6 5 7 4 6 4 8 3 8 2 8 2 8 1h9 8l8-1 7-1 7-2 7-2 6-2 7-3 6-3 6-4 5-4 6-5 5-4 4-5 5-6 4-5 4-6 4-6 3-7 3-7 4-8 3-9 3-9 5-19 5-21 3-20 2-21v-21-14l-5 8-6 7-6 8-7 6-7 7-8 6-8 5-9 6-9 4-9 5-9 3-10 3-9 2-10 2-10 1h-11l-16-1-17-2-8-2-7-2-8-3-7-2-7-4-7-4-7-4-7-4-13-10-12-12-6-6-5-7-5-7-5-7-4-7-4-8-4-8-3-8-5-17-4-18-2-19-1-20 1-20 2-20 4-18 5-18 4-8 3-8 5-8 4-8 5-7 5-7 6-7 6-7 13-12 6-5 7-5 7-5 8-4 7-4 8-3 8-3 8-3 8-2 9-2 17-2 19-1h13l13 2 13 2 12 3 13 4 12 5 11 6 12 7 10 8 11 8 9 10 9 10 8 10 8 12 7 12 6 13 5 15 5 15 4 18 3 18 3 21 2 21 1 24v25l-1 50-2 23-3 22-3 21-4 19-5 18-5 16-6 15-7 15-8 13-8 13-9 11-10 11-10 9-11 9-12 8-12 6-13 6-13 5-14 3-14 3-14 1-15 1-16-1-16-1-14-3-14-4-13-5-12-6-11-8-11-8-5-5-5-5-5-5-4-5-8-11-6-13-6-13-5-14-3-15zm277-261v-14l-2-14-2-13-4-12-4-11-3-6-2-5-3-5-4-4-3-5-4-4-8-9-8-7-5-3-4-3-5-2-4-2-5-2-5-2-5-2-5-1-5-1h-5l-6-1h-5-6l-6 1h-5l-5 1-6 2-5 1-5 2-5 2-5 3-5 3-4 3-5 3-9 7-9 9-7 10-4 5-3 5-6 11-5 12-3 12-3 13-1 14-1 15v12l2 13 2 12 4 11 2 5 2 5 3 5 3 5 3 5 3 4 4 5 4 4 8 8 4 3 5 3 4 3 5 3 4 2 5 3 5 2 5 1 6 2 5 1 11 1 12 1 11-1 11-1 6-1 5-2 5-1 5-2 5-3 4-2 5-3 4-3 5-3 4-3 8-8 3-4 4-5 3-5 3-4 3-5 2-6 4-11 4-12 2-12 2-14z">
            <text:p/>
          </draw:path>
          <draw:path draw:style-name="gr13" draw:text-style-name="P3" draw:layer="layout" svg:width="0.366cm" svg:height="0.231cm" svg:x="9.221cm" svg:y="22.33cm" svg:viewBox="0 0 367 232" svg:d="m367 64h-367v-64h367zm0 232h-367v-64h367z">
            <text:p/>
          </draw:path>
          <draw:polygon draw:style-name="gr13" draw:text-style-name="P3" draw:layer="layout" svg:width="0.204cm" svg:height="0.557cm" svg:x="7.3cm" svg:y="25.351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3" draw:layer="layout" svg:width="0.367cm" svg:height="0.367cm" svg:x="7.905cm" svg:y="25.452cm" svg:viewBox="0 0 368 368" draw:points="152,368 152,216 0,216 0,152 152,152 152,0 216,0 216,152 368,152 368,216 216,216 216,368">
            <text:p/>
          </draw:polygon>
          <draw:polygon draw:style-name="gr13" draw:text-style-name="P3" draw:layer="layout" svg:width="0.204cm" svg:height="0.557cm" svg:x="8.401cm" svg:y="25.351cm" svg:viewBox="0 0 205 558" draw:points="205,558 137,558 137,123 131,129 124,135 108,147 91,158 72,170 53,181 34,191 16,199 0,205 0,140 14,133 28,125 41,118 54,110 66,101 78,93 89,84 100,74 111,65 120,55 129,46 137,37 144,27 151,18 156,9 161,0 205,0">
            <text:p/>
          </draw:polygon>
          <draw:path draw:style-name="gr13" draw:text-style-name="P3" draw:layer="layout" svg:width="0.362cm" svg:height="0.566cm" svg:x="8.779cm" svg:y="25.351cm" svg:viewBox="0 0 363 567" svg:d="m0 284 1-47 2-22 2-20 3-19 3-19 5-16 4-16 6-15 6-13 6-13 8-12 7-12 9-10 9-9 10-9 10-7 11-7 12-5 12-5 13-3 13-3 15-1 15-1h11l10 1 11 2 10 1 9 3 10 3 9 4 8 4 9 5 8 5 7 6 7 6 7 7 7 7 6 8 5 8 5 9 5 9 5 9 5 10 4 11 4 11 3 12 3 11 3 13 3 14 2 15 2 16 2 35 1 39-1 46-2 22-2 20-3 19-3 18-4 17-5 16-5 14-6 14-7 13-7 12-8 11-9 10-9 10-9 8-11 8-11 7-11 5-13 5-13 3-13 3-15 1-14 1-20-1-9-1-10-2-8-2-9-2-8-3-8-3-8-4-8-4-7-5-7-5-6-6-7-6-6-6-6-7-7-9-6-10-6-10-5-11-9-25-8-27-6-29-5-33-2-35zm69-37 1 32 1 30 3 28 3 24 5 21 5 19 3 8 4 7 3 7 4 6 8 10 5 5 4 5 5 4 4 3 5 4 5 3 5 2 5 3 5 2 6 1 5 1 6 1 6 1h6 5l6-1 6-1 5-1 6-1 5-2 5-3 5-2 5-3 5-4 4-3 5-4 4-5 5-5 8-10 4-6 3-7 4-7 3-9 5-18 5-21 3-25 3-27 1-30 1-32-1-33-1-30-3-27-3-25-5-21-5-19-3-8-4-7-3-7-4-6-8-10-5-5-4-5-5-4-4-3-5-4-5-3-5-2-5-3-6-2-5-1-6-1-5-1-6-1h-6-6l-6 1h-5l-6 1-5 2-5 2-5 2-5 2-4 3-5 3-4 3-4 3-5 4-3 4-4 5-4 5-4 7-4 7-4 8-3 9-6 19-5 22-4 25-3 27-1 31z">
            <text:p/>
          </draw:path>
          <draw:path draw:style-name="gr13" draw:text-style-name="P3" draw:layer="layout" svg:width="0.366cm" svg:height="0.231cm" svg:x="9.437cm" svg:y="25.519cm" svg:viewBox="0 0 367 232" svg:d="m367 64h-367v-64h367zm0 232h-367v-64h367z">
            <text:p/>
          </draw:path>
        </draw:g>
      </draw:page>
      <draw:page draw:name="page5" draw:style-name="dp1" draw:master-page-name="標準">
        <draw:custom-shape draw:style-name="gr14" draw:text-style-name="P1" draw:layer="layout" svg:width="0.709cm" svg:height="0.709cm" svg:x="6.865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43cm" svg:y="4.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643cm" svg:y="7.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10.473cm" svg:y="20.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7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43cm" svg:y="17.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565cm" svg:y="11.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552cm" svg:y="9.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543cm" svg:y="15.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652cm" svg:y="2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4.2cm" svg:height="29.816cm" svg:x="23.1cm" svg:y="1.2cm">
          <draw:text-box>
            <text:p><text:span text:style-name="T2">1 – 1 =</text:span></text:p>
            <text:p><text:span text:style-name="T2"/></text:p>
            <text:p><text:span text:style-name="T2"/></text:p>
            <text:p><text:span text:style-name="T2">2 – 1 = </text:span></text:p>
            <text:p><text:span text:style-name="T2"/></text:p>
            <text:p><text:span text:style-name="T2"/></text:p>
            <text:p><text:span text:style-name="T2">3 – 1 =</text:span></text:p>
            <text:p><text:span text:style-name="T2"/></text:p>
            <text:p><text:span text:style-name="T2"/></text:p>
            <text:p><text:span text:style-name="T2">4 – 1 =</text:span></text:p>
            <text:p><text:span text:style-name="T2"/></text:p>
            <text:p><text:span text:style-name="T2"/></text:p>
            <text:p><text:span text:style-name="T2">5 – 1 =</text:span></text:p>
            <text:p><text:span text:style-name="T2"/></text:p>
            <text:p><text:span text:style-name="T2"/></text:p>
            <text:p><text:span text:style-name="T2">6 – 1 =</text:span></text:p>
            <text:p><text:span text:style-name="T2"/></text:p>
            <text:p><text:span text:style-name="T2"/></text:p>
            <text:p><text:span text:style-name="T2">7 – 1 =</text:span></text:p>
            <text:p><text:span text:style-name="T2"/></text:p>
            <text:p><text:span text:style-name="T2"/></text:p>
            <text:p><text:span text:style-name="T2"/></text:p>
            <text:p><text:span text:style-name="T2">8 – 1 =</text:span></text:p>
            <text:p><text:span text:style-name="T2"/></text:p>
            <text:p><text:span text:style-name="T2"/></text:p>
            <text:p><text:span text:style-name="T2"/></text:p>
            <text:p><text:span text:style-name="T2">9 – 1 =</text:span></text:p>
            <text:p><text:span text:style-name="T2"/></text:p>
            <text:p><text:span text:style-name="T2"/></text:p>
            <text:p><text:span text:style-name="T2"/></text:p>
            <text:p><text:span text:style-name="T2">10 – 1 =</text:span></text:p>
            <text:p><text:span text:style-name="T2"/></text:p>
            <text:p><text:span text:style-name="T2">これは次の問題を作るためのひながたです</text:span></text:p>
          </draw:text-box>
        </draw:frame>
        <draw:custom-shape draw:style-name="gr14" draw:text-style-name="P1" draw:layer="layout" svg:width="0.709cm" svg:height="0.709cm" svg:x="6.856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8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5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8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65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7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643cm" svg:y="7.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552cm" svg:y="9.4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52cm" svg:y="9.4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543cm" svg:y="11.9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74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6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543cm" svg:y="11.9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43cm" svg:y="11.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457cm" svg:y="1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435cm" svg:y="14.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982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95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435cm" svg:y="14.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435cm" svg:y="14.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69cm" svg:y="17.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83cm" svg:y="16.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761cm" svg:y="16.6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656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78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761cm" svg:y="16.6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761cm" svg:y="16.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17cm" svg:y="20.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43cm" svg:y="2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57cm" svg:y="19.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735cm" svg:y="19.7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682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75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735cm" svg:y="19.7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735cm" svg:y="19.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10.573cm" svg:y="24.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817cm" svg:y="24.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943cm" svg:y="2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857cm" svg:y="23.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835cm" svg:y="23.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582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68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835cm" svg:y="23.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835cm" svg:y="2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752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10.743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917cm" svg:y="27.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3.043cm" svg:y="27.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957cm" svg:y="26.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935cm" svg:y="26.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482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48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935cm" svg:y="26.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935cm" svg:y="26.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8.743cm" svg:y="27.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13" draw:text-style-name="P3" draw:layer="layout" svg:width="0.367cm" svg:height="0.557cm" svg:x="6.873cm" svg:y="1.545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1.646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204cm" svg:height="0.557cm" svg:x="8.252cm" svg:y="1.545cm" svg:viewBox="0 0 205 558" svg:d="m205 558h-68v-435c-16 16-38 32-65 47s-51 28-72 35v-65c38-18 72-40 100-66s49-50 61-74h44z">
            <text:p/>
          </draw:path>
          <draw:path draw:style-name="gr13" draw:text-style-name="P3" draw:layer="layout" svg:width="0.366cm" svg:height="0.231cm" svg:x="8.856cm" svg:y="1.713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3.959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4.06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19cm" svg:y="3.959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8.856cm" svg:y="4.127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6.373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6.474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3cm" svg:height="0.566cm" svg:x="8.2cm" svg:y="6.373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6cm" svg:height="0.231cm" svg:x="8.856cm" svg:y="6.541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8.787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8.888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84cm" svg:height="0.554cm" svg:x="8.176cm" svg:y="8.79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3" draw:text-style-name="P3" draw:layer="layout" svg:width="0.366cm" svg:height="0.231cm" svg:x="8.856cm" svg:y="8.955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11.201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11.302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8cm" svg:height="0.557cm" svg:x="8.199cm" svg:y="11.21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3" draw:text-style-name="P3" draw:layer="layout" svg:width="0.366cm" svg:height="0.231cm" svg:x="8.856cm" svg:y="11.369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13.615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13.716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66cm" svg:x="8.196cm" svg:y="13.615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3" draw:text-style-name="P3" draw:layer="layout" svg:width="0.366cm" svg:height="0.231cm" svg:x="8.856cm" svg:y="13.783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16.029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16.13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59cm" svg:height="0.548cm" svg:x="8.204cm" svg:y="16.038cm" svg:viewBox="0 0 360 549" svg:d="m0 66v-66h360v53c-35 38-70 88-105 151s-62 126-81 192c-13 47-22 98-26 153h-70c1-44 9-97 26-158s40-122 70-180 63-106 98-145z">
            <text:p/>
          </draw:path>
          <draw:path draw:style-name="gr13" draw:text-style-name="P3" draw:layer="layout" svg:width="0.366cm" svg:height="0.231cm" svg:x="8.856cm" svg:y="16.197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19.218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19.319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6cm" svg:height="0.566cm" svg:x="8.198cm" svg:y="19.218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48 8-65 25-26 37-26 60zm-22 256c0 20 5 39 14 57s22 32 41 42 38 15 59 15c33 0 60-10 81-31s32-48 32-80c0-33-11-60-33-82s-49-32-82-32-59 11-80 32-32 48-32 79z">
            <text:p/>
          </draw:path>
          <draw:path draw:style-name="gr13" draw:text-style-name="P3" draw:layer="layout" svg:width="0.366cm" svg:height="0.231cm" svg:x="8.856cm" svg:y="19.386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22.407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22.508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4cm" svg:height="0.566cm" svg:x="8.199cm" svg:y="22.407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3" draw:text-style-name="P3" draw:layer="layout" svg:width="0.366cm" svg:height="0.231cm" svg:x="8.856cm" svg:y="22.575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6.873cm" svg:y="25.596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54cm" svg:y="25.697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204cm" svg:height="0.557cm" svg:x="8.036cm" svg:y="25.596cm" svg:viewBox="0 0 205 558" svg:d="m205 558h-68v-435c-16 16-38 32-65 47s-51 28-72 35v-65c38-18 72-40 100-66s49-50 61-74h44z">
            <text:p/>
          </draw:path>
          <draw:path draw:style-name="gr13" draw:text-style-name="P3" draw:layer="layout" svg:width="0.362cm" svg:height="0.566cm" svg:x="8.414cm" svg:y="25.596cm" svg:viewBox="0 0 363 567" svg:d="m0 284c0-66 7-119 20-159s34-71 61-93 60-32 101-32c29 0 56 6 78 18s42 29 56 52 26 50 34 82 13 77 13 132c0 65-7 118-20 158s-34 71-60 92-61 33-101 33c-54 0-96-19-127-57-37-47-55-122-55-226zm70 0c0 91 11 152 32 182s48 45 80 45 57-15 79-45 32-91 32-182c0-92-11-153-32-183s-48-45-80-45-57 13-76 40c-23 34-35 96-35 188z">
            <text:p/>
          </draw:path>
          <draw:path draw:style-name="gr13" draw:text-style-name="P3" draw:layer="layout" svg:width="0.366cm" svg:height="0.231cm" svg:x="9.072cm" svg:y="25.764cm" svg:viewBox="0 0 367 232" svg:d="m367 64c-122 0-245 0-367 0 0-21 0-43 0-64 122 0 245 0 367 0 0 21 0 43 0 64zm0 168c-122 0-245 0-367 0 0-21 0-43 0-64 122 0 245 0 367 0 0 21 0 43 0 64z">
            <text:p/>
          </draw:path>
        </draw:g>
        <draw:custom-shape draw:style-name="gr1" draw:text-style-name="P1" draw:layer="layout" svg:width="0.709cm" svg:height="0.709cm" svg:x="8.706cm" svg:y="2.3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15cm" svg:y="5.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15cm" svg:y="7.26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06cm" svg:y="9.6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697cm" svg:y="12.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589cm" svg:y="14.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915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889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815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624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4.2cm" svg:height="29.816cm" svg:x="23.1cm" svg:y="1.2cm">
          <draw:text-box>
            <text:p><text:span text:style-name="T2">1 – 1 =</text:span></text:p>
            <text:p><text:span text:style-name="T2"/></text:p>
            <text:p><text:span text:style-name="T2"/></text:p>
            <text:p><text:span text:style-name="T2">2 – 1 = </text:span></text:p>
            <text:p><text:span text:style-name="T2"/></text:p>
            <text:p><text:span text:style-name="T2"/></text:p>
            <text:p><text:span text:style-name="T2">3 – 1 =</text:span></text:p>
            <text:p><text:span text:style-name="T2"/></text:p>
            <text:p><text:span text:style-name="T2"/></text:p>
            <text:p><text:span text:style-name="T2">4 – 1 =</text:span></text:p>
            <text:p><text:span text:style-name="T2"/></text:p>
            <text:p><text:span text:style-name="T2"/></text:p>
            <text:p><text:span text:style-name="T2">5 – 1 =</text:span></text:p>
            <text:p><text:span text:style-name="T2"/></text:p>
            <text:p><text:span text:style-name="T2"/></text:p>
            <text:p><text:span text:style-name="T2">6 – 1 =</text:span></text:p>
            <text:p><text:span text:style-name="T2"/></text:p>
            <text:p><text:span text:style-name="T2"/></text:p>
            <text:p><text:span text:style-name="T2">7 – 1 =</text:span></text:p>
            <text:p><text:span text:style-name="T2"/></text:p>
            <text:p><text:span text:style-name="T2"/></text:p>
            <text:p><text:span text:style-name="T2"/></text:p>
            <text:p><text:span text:style-name="T2">8 – 1 =</text:span></text:p>
            <text:p><text:span text:style-name="T2"/></text:p>
            <text:p><text:span text:style-name="T2"/></text:p>
            <text:p><text:span text:style-name="T2"/></text:p>
            <text:p><text:span text:style-name="T2">9 – 1 =</text:span></text:p>
            <text:p><text:span text:style-name="T2"/></text:p>
            <text:p><text:span text:style-name="T2"/></text:p>
            <text:p><text:span text:style-name="T2"/></text:p>
            <text:p><text:span text:style-name="T2">10 – 1 =</text:span></text:p>
            <text:p><text:span text:style-name="T2"/></text:p>
            <text:p><text:span text:style-name="T2">これは次の問題を作るためのひながたです</text:span></text:p>
          </draw:text-box>
        </draw:frame>
      </draw:page>
      <draw:page draw:name="page6" draw:style-name="dp1" draw:master-page-name="標準">
        <draw:custom-shape draw:style-name="gr14" draw:text-style-name="P1" draw:layer="layout" svg:width="0.709cm" svg:height="0.709cm" svg:x="9.529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1cm" svg:y="4.9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cm" svg:y="7.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5.17cm" svg:y="20.9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35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9cm" svg:y="17.5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09cm" svg:y="11.9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091cm" svg:y="9.4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3.1cm" svg:y="15.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991cm" svg:y="24.28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4.2cm" svg:height="29.816cm" svg:x="23.1cm" svg:y="1.2cm">
          <draw:text-box>
            <text:p><text:span text:style-name="T2">1 + 1 =</text:span></text:p>
            <text:p><text:span text:style-name="T2"/></text:p>
            <text:p><text:span text:style-name="T2"/></text:p>
            <text:p><text:span text:style-name="T2">1 + 2 =</text:span></text:p>
            <text:p><text:span text:style-name="T2"/></text:p>
            <text:p><text:span text:style-name="T2"/></text:p>
            <text:p><text:span text:style-name="T2">1 + 3 =</text:span></text:p>
            <text:p><text:span text:style-name="T2"/></text:p>
            <text:p><text:span text:style-name="T2"/></text:p>
            <text:p><text:span text:style-name="T2">1 + 4 =</text:span></text:p>
            <text:p><text:span text:style-name="T2"/></text:p>
            <text:p><text:span text:style-name="T2"/></text:p>
            <text:p><text:span text:style-name="T2">1 + 5 =</text:span></text:p>
            <text:p><text:span text:style-name="T2"/></text:p>
            <text:p><text:span text:style-name="T2"/></text:p>
            <text:p><text:span text:style-name="T2">1 + 6 =</text:span></text:p>
            <text:p><text:span text:style-name="T2"/></text:p>
            <text:p><text:span text:style-name="T2"/></text:p>
            <text:p><text:span text:style-name="T2">1 + 7 =</text:span></text:p>
            <text:p><text:span text:style-name="T2"/></text:p>
            <text:p><text:span text:style-name="T2"/></text:p>
            <text:p><text:span text:style-name="T2"/></text:p>
            <text:p><text:span text:style-name="T2">1 + 8 =</text:span></text:p>
            <text:p><text:span text:style-name="T2"/></text:p>
            <text:p><text:span text:style-name="T2"/></text:p>
            <text:p><text:span text:style-name="T2"/></text:p>
            <text:p><text:span text:style-name="T2">1 + 9 =</text:span></text:p>
            <text:p><text:span text:style-name="T2"/></text:p>
            <text:p><text:span text:style-name="T2"/></text:p>
            <text:p><text:span text:style-name="T2"/></text:p>
            <text:p><text:span text:style-name="T2">1 +10 =</text:span></text:p>
            <text:p><text:span text:style-name="T2"/></text:p>
            <text:p><text:span text:style-name="T2">これは次の問題を作るためのひながたです</text:span></text:p>
          </draw:text-box>
        </draw:frame>
        <draw:custom-shape draw:style-name="gr14" draw:text-style-name="P1" draw:layer="layout" svg:width="0.709cm" svg:height="0.709cm" svg:x="9.52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44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9.52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44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9.52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35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cm" svg:y="7.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091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091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1cm" svg:y="12.0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9.538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26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1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1cm" svg:y="11.9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198cm" svg:y="14.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208cm" svg:y="14.2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9.646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618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208cm" svg:y="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208cm" svg:y="14.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774cm" svg:y="17.6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872cm" svg:y="16.6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882cm" svg:y="16.7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9.32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444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882cm" svg:y="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882cm" svg:y="16.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926cm" svg:y="20.6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8cm" svg:y="20.7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898cm" svg:y="19.7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908cm" svg:y="19.8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9.346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418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908cm" svg:y="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908cm" svg:y="19.7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5.07cm" svg:y="24.3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826cm" svg:y="24.0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7cm" svg:y="24.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798cm" svg:y="23.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808cm" svg:y="23.2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9.446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544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808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808cm" svg:y="23.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891cm" svg:y="27.28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4.9cm" svg:y="27.28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726cm" svg:y="27.0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6cm" svg:y="27.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698cm" svg:y="26.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708cm" svg:y="26.2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9.346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353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708cm" svg:y="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708cm" svg:y="26.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9cm" svg:y="27.2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g>
          <draw:path draw:style-name="gr13" draw:text-style-name="P3" draw:layer="layout" svg:width="0.204cm" svg:height="0.557cm" svg:x="7.144cm" svg:y="1.5cm" svg:viewBox="0 0 205 558" svg:d="m205 558h-68v-435c-16 16-38 32-65 47s-51 28-72 35v-65c38-18 72-40 100-66s49-50 61-74h44z">
            <text:p/>
          </draw:path>
          <draw:path draw:style-name="gr13" draw:text-style-name="P3" draw:layer="layout" svg:width="0.367cm" svg:height="0.367cm" svg:x="7.749cm" svg:y="1.601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1.5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1.668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7.082cm" svg:y="3.914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7cm" svg:height="0.367cm" svg:x="7.749cm" svg:y="4.015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3.914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4.082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092cm" svg:y="6.328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749cm" svg:y="6.429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6.328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6.496cm" svg:viewBox="0 0 367 232" svg:d="m367 64c-122 0-245 0-367 0 0-21 0-43 0-64 122 0 245 0 367 0 0 21 0 43 0 64zm0 168c-122 0-245 0-367 0 0-21 0-43 0-64 122 0 245 0 367 0 0 21 0 43 0 64z">
            <text:p/>
          </draw:path>
          <draw:path draw:style-name="gr13" draw:text-style-name="P3" draw:layer="layout" svg:width="0.384cm" svg:height="0.554cm" svg:x="7.068cm" svg:y="8.745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3" draw:text-style-name="P3" draw:layer="layout" svg:width="0.367cm" svg:height="0.367cm" svg:x="7.749cm" svg:y="8.843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8.742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8.91cm" svg:viewBox="0 0 367 232" svg:d="m367 64c-122 0-245 0-367 0 0-21 0-43 0-64 122 0 245 0 367 0 0 21 0 43 0 64zm0 168c-122 0-245 0-367 0 0-21 0-43 0-64 122 0 245 0 367 0 0 21 0 43 0 64z">
            <text:p/>
          </draw:path>
          <draw:path draw:style-name="gr13" draw:text-style-name="P3" draw:layer="layout" svg:width="0.368cm" svg:height="0.557cm" svg:x="7.091cm" svg:y="11.165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3" draw:text-style-name="P3" draw:layer="layout" svg:width="0.367cm" svg:height="0.367cm" svg:x="7.749cm" svg:y="11.257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11.156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11.324cm" svg:viewBox="0 0 367 232" svg:d="m367 64c-122 0-245 0-367 0 0-21 0-43 0-64 122 0 245 0 367 0 0 21 0 43 0 64zm0 168c-122 0-245 0-367 0 0-21 0-43 0-64 122 0 245 0 367 0 0 21 0 43 0 64z">
            <text:p/>
          </draw:path>
          <draw:path draw:style-name="gr13" draw:text-style-name="P3" draw:layer="layout" svg:width="0.367cm" svg:height="0.566cm" svg:x="7.088cm" svg:y="13.57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3" draw:text-style-name="P3" draw:layer="layout" svg:width="0.367cm" svg:height="0.367cm" svg:x="7.749cm" svg:y="13.671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13.57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13.738cm" svg:viewBox="0 0 367 232" svg:d="m367 64c-122 0-245 0-367 0 0-21 0-43 0-64 122 0 245 0 367 0 0 21 0 43 0 64zm0 168c-122 0-245 0-367 0 0-21 0-43 0-64 122 0 245 0 367 0 0 21 0 43 0 64z">
            <text:p/>
          </draw:path>
          <draw:path draw:style-name="gr13" draw:text-style-name="P3" draw:layer="layout" svg:width="0.359cm" svg:height="0.548cm" svg:x="7.096cm" svg:y="15.993cm" svg:viewBox="0 0 360 549" svg:d="m0 66v-66h360v53c-35 38-70 88-105 151s-62 126-81 192c-13 47-22 98-26 153h-70c1-44 9-97 26-158s40-122 70-180 63-106 98-145z">
            <text:p/>
          </draw:path>
          <draw:path draw:style-name="gr13" draw:text-style-name="P3" draw:layer="layout" svg:width="0.367cm" svg:height="0.367cm" svg:x="7.749cm" svg:y="16.085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15.984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16.152cm" svg:viewBox="0 0 367 232" svg:d="m367 64c-122 0-245 0-367 0 0-21 0-43 0-64 122 0 245 0 367 0 0 21 0 43 0 64zm0 168c-122 0-245 0-367 0 0-21 0-43 0-64 122 0 245 0 367 0 0 21 0 43 0 64z">
            <text:p/>
          </draw:path>
          <draw:path draw:style-name="gr13" draw:text-style-name="P3" draw:layer="layout" svg:width="0.366cm" svg:height="0.566cm" svg:x="7.09cm" svg:y="19.173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48 8-65 25-26 37-26 60zm-22 256c0 20 5 39 14 57s22 32 41 42 38 15 59 15c33 0 60-10 81-31s32-48 32-80c0-33-11-60-33-82s-49-32-82-32-59 11-80 32-32 48-32 79z">
            <text:p/>
          </draw:path>
          <draw:path draw:style-name="gr13" draw:text-style-name="P3" draw:layer="layout" svg:width="0.367cm" svg:height="0.367cm" svg:x="7.749cm" svg:y="19.274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19.173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19.341cm" svg:viewBox="0 0 367 232" svg:d="m367 64c-122 0-245 0-367 0 0-21 0-43 0-64 122 0 245 0 367 0 0 21 0 43 0 64zm0 168c-122 0-245 0-367 0 0-21 0-43 0-64 122 0 245 0 367 0 0 21 0 43 0 64z">
            <text:p/>
          </draw:path>
          <draw:path draw:style-name="gr13" draw:text-style-name="P3" draw:layer="layout" svg:width="0.364cm" svg:height="0.566cm" svg:x="7.091cm" svg:y="22.362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3" draw:text-style-name="P3" draw:layer="layout" svg:width="0.367cm" svg:height="0.367cm" svg:x="7.749cm" svg:y="22.463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399cm" svg:y="22.362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065cm" svg:y="22.53cm" svg:viewBox="0 0 367 232" svg:d="m367 64c-122 0-245 0-367 0 0-21 0-43 0-64 122 0 245 0 367 0 0 21 0 43 0 64zm0 168c-122 0-245 0-367 0 0-21 0-43 0-64 122 0 245 0 367 0 0 21 0 43 0 64z">
            <text:p/>
          </draw:path>
          <draw:path draw:style-name="gr13" draw:text-style-name="P3" draw:layer="layout" svg:width="0.204cm" svg:height="0.557cm" svg:x="7.144cm" svg:y="25.551cm" svg:viewBox="0 0 205 558" svg:d="m205 558h-68v-435c-16 16-38 32-65 47s-51 28-72 35v-65c38-18 72-40 100-66s49-50 61-74h44z">
            <text:p/>
          </draw:path>
          <draw:path draw:style-name="gr13" draw:text-style-name="P3" draw:layer="layout" svg:width="0.362cm" svg:height="0.566cm" svg:x="7.523cm" svg:y="25.551cm" svg:viewBox="0 0 363 567" svg:d="m0 284c0-66 7-119 20-159s34-71 61-93 60-32 101-32c29 0 56 6 78 18s42 29 56 52 26 50 34 82 13 77 13 132c0 65-7 118-20 158s-34 71-60 92-61 33-101 33c-54 0-96-19-127-57-37-47-55-122-55-226zm70 0c0 91 11 152 32 182s48 45 80 45 57-15 79-45 32-91 32-182c0-92-11-153-32-183s-48-45-80-45-57 13-76 40c-23 34-35 96-35 188z">
            <text:p/>
          </draw:path>
          <draw:path draw:style-name="gr13" draw:text-style-name="P3" draw:layer="layout" svg:width="0.367cm" svg:height="0.367cm" svg:x="8.181cm" svg:y="25.652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83cm" svg:y="25.551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497cm" svg:y="25.719cm" svg:viewBox="0 0 367 232" svg:d="m367 64c-122 0-245 0-367 0 0-21 0-43 0-64 122 0 245 0 367 0 0 21 0 43 0 64zm0 168c-122 0-245 0-367 0 0-21 0-43 0-64 122 0 245 0 367 0 0 21 0 43 0 64z">
            <text:p/>
          </draw:path>
        </draw:g>
        <draw:custom-shape draw:style-name="gr1" draw:text-style-name="P1" draw:layer="layout" svg:width="0.709cm" svg:height="0.709cm" svg:x="6.937cm" svg:y="2.43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28cm" svg:y="5.13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28cm" svg:y="7.32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37cm" svg:y="9.73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46cm" svg:y="12.2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7.054cm" svg:y="14.4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728cm" svg:y="16.9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754cm" svg:y="20.0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828cm" svg:y="23.4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7.019cm" svg:y="26.3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4.2cm" svg:height="27.036cm" svg:x="28.1cm" svg:y="1.7cm">
          <draw:text-box>
            <text:p><text:span text:style-name="T2">1 + 2 =</text:span></text:p>
            <text:p><text:span text:style-name="T2"/></text:p>
            <text:p><text:span text:style-name="T2"/></text:p>
            <text:p><text:span text:style-name="T2">2 + 2 =</text:span></text:p>
            <text:p><text:span text:style-name="T2"/></text:p>
            <text:p><text:span text:style-name="T2"/></text:p>
            <text:p><text:span text:style-name="T2">3 + 2 =</text:span></text:p>
            <text:p><text:span text:style-name="T2"/></text:p>
            <text:p><text:span text:style-name="T2"/></text:p>
            <text:p><text:span text:style-name="T2">4 + 2 =</text:span></text:p>
            <text:p><text:span text:style-name="T2"/></text:p>
            <text:p><text:span text:style-name="T2"/></text:p>
            <text:p><text:span text:style-name="T2">5 + 2 =</text:span></text:p>
            <text:p><text:span text:style-name="T2"/></text:p>
            <text:p><text:span text:style-name="T2"/></text:p>
            <text:p><text:span text:style-name="T2">6 + 2 =</text:span></text:p>
            <text:p><text:span text:style-name="T2"/></text:p>
            <text:p><text:span text:style-name="T2"/></text:p>
            <text:p><text:span text:style-name="T2">7 + 2 =</text:span></text:p>
            <text:p><text:span text:style-name="T2"/></text:p>
            <text:p><text:span text:style-name="T2"/></text:p>
            <text:p><text:span text:style-name="T2"/></text:p>
            <text:p><text:span text:style-name="T2">8 + 2 =</text:span></text:p>
            <text:p><text:span text:style-name="T2"/></text:p>
            <text:p><text:span text:style-name="T2"/></text:p>
            <text:p><text:span text:style-name="T2"/></text:p>
            <text:p><text:span text:style-name="T2">9 + 2 =</text:span></text:p>
            <text:p><text:span text:style-name="T2"/></text:p>
            <text:p><text:span text:style-name="T2"/></text:p>
            <text:p><text:span text:style-name="T2"/></text:p>
            <text:p><text:span text:style-name="T2">10 + 2 =</text:span></text:p>
            <text:p><text:span text:style-name="T2"/></text:p>
          </draw:text-box>
        </draw:frame>
      </draw:page>
      <draw:page draw:name="page7" draw:style-name="dp1" draw:master-page-name="標準">
        <draw:custom-shape draw:style-name="gr14" draw:text-style-name="P1" draw:layer="layout" svg:width="0.709cm" svg:height="0.709cm" svg:x="6.865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43cm" svg:y="4.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643cm" svg:y="7.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10.473cm" svg:y="20.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7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43cm" svg:y="17.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565cm" svg:y="11.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552cm" svg:y="9.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543cm" svg:y="15.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652cm" svg:y="2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4.2cm" svg:height="29.816cm" svg:x="23.1cm" svg:y="1.2cm">
          <draw:text-box>
            <text:p><text:span text:style-name="T2">1 + 1 =</text:span></text:p>
            <text:p><text:span text:style-name="T2"/></text:p>
            <text:p><text:span text:style-name="T2"/></text:p>
            <text:p><text:span text:style-name="T2">1 + 2 =</text:span></text:p>
            <text:p><text:span text:style-name="T2"/></text:p>
            <text:p><text:span text:style-name="T2"/></text:p>
            <text:p><text:span text:style-name="T2">1 + 3 =</text:span></text:p>
            <text:p><text:span text:style-name="T2"/></text:p>
            <text:p><text:span text:style-name="T2"/></text:p>
            <text:p><text:span text:style-name="T2">1 + 4 =</text:span></text:p>
            <text:p><text:span text:style-name="T2"/></text:p>
            <text:p><text:span text:style-name="T2"/></text:p>
            <text:p><text:span text:style-name="T2">1 + 5 =</text:span></text:p>
            <text:p><text:span text:style-name="T2"/></text:p>
            <text:p><text:span text:style-name="T2"/></text:p>
            <text:p><text:span text:style-name="T2">1 + 6 =</text:span></text:p>
            <text:p><text:span text:style-name="T2"/></text:p>
            <text:p><text:span text:style-name="T2"/></text:p>
            <text:p><text:span text:style-name="T2">1 + 7 =</text:span></text:p>
            <text:p><text:span text:style-name="T2"/></text:p>
            <text:p><text:span text:style-name="T2"/></text:p>
            <text:p><text:span text:style-name="T2"/></text:p>
            <text:p><text:span text:style-name="T2">1 + 8 =</text:span></text:p>
            <text:p><text:span text:style-name="T2"/></text:p>
            <text:p><text:span text:style-name="T2"/></text:p>
            <text:p><text:span text:style-name="T2"/></text:p>
            <text:p><text:span text:style-name="T2">1 + 9 =</text:span></text:p>
            <text:p><text:span text:style-name="T2"/></text:p>
            <text:p><text:span text:style-name="T2"/></text:p>
            <text:p><text:span text:style-name="T2"/></text:p>
            <text:p><text:span text:style-name="T2">1 +10 =</text:span></text:p>
            <text:p><text:span text:style-name="T2"/></text:p>
            <text:p><text:span text:style-name="T2">これは次の問題を作るためのひながたです</text:span></text:p>
          </draw:text-box>
        </draw:frame>
        <draw:custom-shape draw:style-name="gr14" draw:text-style-name="P1" draw:layer="layout" svg:width="0.709cm" svg:height="0.709cm" svg:x="6.856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8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5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8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65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7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643cm" svg:y="7.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552cm" svg:y="9.4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52cm" svg:y="9.4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543cm" svg:y="11.9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874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06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543cm" svg:y="11.9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543cm" svg:y="11.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457cm" svg:y="1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435cm" svg:y="14.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982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95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435cm" svg:y="14.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435cm" svg:y="14.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69cm" svg:y="17.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83cm" svg:y="16.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761cm" svg:y="16.6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656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78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761cm" svg:y="16.6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761cm" svg:y="16.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17cm" svg:y="20.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43cm" svg:y="2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57cm" svg:y="19.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735cm" svg:y="19.7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682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75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735cm" svg:y="19.7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735cm" svg:y="19.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10.573cm" svg:y="24.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817cm" svg:y="24.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943cm" svg:y="2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857cm" svg:y="23.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835cm" svg:y="23.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582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68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835cm" svg:y="23.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835cm" svg:y="2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752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10.743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917cm" svg:y="27.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3.043cm" svg:y="27.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957cm" svg:y="26.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935cm" svg:y="26.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6.482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5.48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10.935cm" svg:y="26.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9.935cm" svg:y="26.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8.743cm" svg:y="27.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06cm" svg:y="2.3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15cm" svg:y="5.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15cm" svg:y="7.26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06cm" svg:y="9.6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697cm" svg:y="12.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589cm" svg:y="14.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915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889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815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624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13" draw:text-style-name="P3" draw:layer="layout" svg:width="0.363cm" svg:height="0.566cm" svg:x="7.2cm" svg:y="1.6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1.701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204cm" svg:height="0.557cm" svg:x="8.569cm" svg:y="1.6cm" svg:viewBox="0 0 205 558" svg:d="m205 558h-68v-435c-16 16-38 32-65 47s-51 28-72 35v-65c38-18 72-40 100-66s49-50 61-74h44z">
            <text:p/>
          </draw:path>
          <draw:path draw:style-name="gr13" draw:text-style-name="P3" draw:layer="layout" svg:width="0.366cm" svg:height="0.231cm" svg:x="9.173cm" svg:y="1.768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4.014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4.115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57cm" svg:x="8.507cm" svg:y="4.014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366cm" svg:height="0.231cm" svg:x="9.173cm" svg:y="4.182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6.428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6.529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3cm" svg:height="0.566cm" svg:x="8.517cm" svg:y="6.428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6cm" svg:height="0.231cm" svg:x="9.173cm" svg:y="6.596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8.842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8.943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84cm" svg:height="0.554cm" svg:x="8.493cm" svg:y="8.845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3" draw:text-style-name="P3" draw:layer="layout" svg:width="0.366cm" svg:height="0.231cm" svg:x="9.173cm" svg:y="9.01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11.256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11.357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8cm" svg:height="0.557cm" svg:x="8.516cm" svg:y="11.265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3" draw:text-style-name="P3" draw:layer="layout" svg:width="0.366cm" svg:height="0.231cm" svg:x="9.173cm" svg:y="11.424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13.67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13.771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7cm" svg:height="0.566cm" svg:x="8.513cm" svg:y="13.67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3" draw:text-style-name="P3" draw:layer="layout" svg:width="0.366cm" svg:height="0.231cm" svg:x="9.173cm" svg:y="13.838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16.084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16.185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59cm" svg:height="0.548cm" svg:x="8.521cm" svg:y="16.093cm" svg:viewBox="0 0 360 549" svg:d="m0 66v-66h360v53c-35 38-70 88-105 151s-62 126-81 192c-13 47-22 98-26 153h-70c1-44 9-97 26-158s40-122 70-180 63-106 98-145z">
            <text:p/>
          </draw:path>
          <draw:path draw:style-name="gr13" draw:text-style-name="P3" draw:layer="layout" svg:width="0.366cm" svg:height="0.231cm" svg:x="9.173cm" svg:y="16.252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19.273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19.374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6cm" svg:height="0.566cm" svg:x="8.515cm" svg:y="19.273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48 8-65 25-26 37-26 60zm-22 256c0 20 5 39 14 57s22 32 41 42 38 15 59 15c33 0 60-10 81-31s32-48 32-80c0-33-11-60-33-82s-49-32-82-32-59 11-80 32-32 48-32 79z">
            <text:p/>
          </draw:path>
          <draw:path draw:style-name="gr13" draw:text-style-name="P3" draw:layer="layout" svg:width="0.366cm" svg:height="0.231cm" svg:x="9.173cm" svg:y="19.441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22.462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22.563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364cm" svg:height="0.566cm" svg:x="8.516cm" svg:y="22.462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3" draw:text-style-name="P3" draw:layer="layout" svg:width="0.366cm" svg:height="0.231cm" svg:x="9.173cm" svg:y="22.63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2cm" svg:y="25.651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367cm" svg:height="0.367cm" svg:x="7.857cm" svg:y="25.752cm" svg:viewBox="0 0 368 368" svg:d="m152 368c0-51 0-101 0-152-51 0-101 0-152 0 0-21 0-43 0-64 51 0 101 0 152 0 0-51 0-101 0-152 21 0 43 0 64 0 0 51 0 101 0 152 51 0 101 0 152 0 0 21 0 43 0 64-51 0-101 0-152 0 0 51 0 101 0 152-21 0-43 0-64 0z">
            <text:p/>
          </draw:path>
          <draw:path draw:style-name="gr13" draw:text-style-name="P3" draw:layer="layout" svg:width="0.204cm" svg:height="0.557cm" svg:x="8.353cm" svg:y="25.651cm" svg:viewBox="0 0 205 558" svg:d="m205 558h-68v-435c-16 16-38 32-65 47s-51 28-72 35v-65c38-18 72-40 100-66s49-50 61-74h44z">
            <text:p/>
          </draw:path>
          <draw:path draw:style-name="gr13" draw:text-style-name="P3" draw:layer="layout" svg:width="0.362cm" svg:height="0.566cm" svg:x="8.731cm" svg:y="25.651cm" svg:viewBox="0 0 363 567" svg:d="m0 284c0-66 7-119 20-159s34-71 61-93 60-32 101-32c29 0 56 6 78 18s42 29 56 52 26 50 34 82 13 77 13 132c0 65-7 118-20 158s-34 71-60 92-61 33-101 33c-54 0-96-19-127-57-37-47-55-122-55-226zm70 0c0 91 11 152 32 182s48 45 80 45 57-15 79-45 32-91 32-182c0-92-11-153-32-183s-48-45-80-45-57 13-76 40c-23 34-35 96-35 188z">
            <text:p/>
          </draw:path>
          <draw:path draw:style-name="gr13" draw:text-style-name="P3" draw:layer="layout" svg:width="0.366cm" svg:height="0.231cm" svg:x="9.389cm" svg:y="25.819cm" svg:viewBox="0 0 367 232" svg:d="m367 64c-122 0-245 0-367 0 0-21 0-43 0-64 122 0 245 0 367 0 0 21 0 43 0 64zm0 168c-122 0-245 0-367 0 0-21 0-43 0-64 122 0 245 0 367 0 0 21 0 43 0 64z">
            <text:p/>
          </draw:path>
        </draw:g>
        <draw:custom-shape draw:style-name="gr6" draw:text-style-name="P1" draw:layer="layout" svg:width="0.709cm" svg:height="0.709cm" svg:x="5.17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18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18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17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16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05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88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85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78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58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標準">
        <draw:custom-shape draw:style-name="gr9" draw:text-style-name="P1" draw:layer="layout" svg:width="0.709cm" svg:height="0.709cm" svg:x="6.2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1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2cm" svg:y="21.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1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19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191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3.2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6.091cm" svg:y="2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091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1cm" svg:y="7.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191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191cm" svg:y="9.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2cm" svg:y="12.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109cm" svg:y="1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2cm" svg:y="12.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2cm" svg:y="1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3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308cm" svg:y="14.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7.217cm" svg:y="14.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308cm" svg:y="14.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308cm" svg:y="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874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974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982cm" svg:y="16.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91cm" svg:y="1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982cm" svg:y="16.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982cm" svg:y="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026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9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008cm" svg:y="20.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917cm" svg:y="20.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008cm" svg:y="20.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008cm" svg:y="2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1cm" svg:y="2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926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8cm" svg:y="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9cm" svg:y="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908cm" svg:y="23.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17cm" svg:y="23.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908cm" svg:y="23.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908cm" svg:y="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991cm" svg:y="2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cm" svg:y="2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826cm" svg:y="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7cm" svg:y="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8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808cm" svg:y="2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717cm" svg:y="2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808cm" svg:y="26.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808cm" svg:y="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7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74cm" svg:y="2.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65cm" svg:y="5.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65cm" svg:y="7.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74cm" svg:y="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83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991cm" svg:y="14.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965cm" svg:y="17.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991cm" svg:y="20.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91cm" svg:y="2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91cm" svg:y="26.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08cm" svg:height="1.08cm" draw:transform="rotate (-0.785398163397448) translate (9.264cm 2.1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236cm 26.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336cm 23.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336cm 19.8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336cm 16.6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464cm 14.1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236cm 12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336cm 9.4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264cm 7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 draw:layer="layout" svg:width="1.08cm" svg:height="1.08cm" draw:transform="rotate (-0.785398163397448) translate (9.236cm 4.873cm)">
          <text:p/>
          <draw:enhanced-geometry svg:viewBox="0 0 21600 21600" draw:glue-points="10800 0 0 10800 10800 21600 21600 10800" draw:path-stretchpoint-x="10800" draw:path-stretchpoint-y="10800" draw:text-areas="?f1 ?f1 ?f2 ?f3" draw:type="cross" draw:modifiers="9537.3507359066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path draw:style-name="gr13" draw:text-style-name="P3" draw:layer="layout" svg:width="0.204cm" svg:height="0.557cm" svg:x="7.376cm" svg:y="1.782cm" svg:viewBox="0 0 205 558" svg:d="m205 558h-68v-435c-16 16-38 32-65 47s-51 28-72 35v-65c38-18 72-40 100-66s49-50 61-74h44z">
            <text:p/>
          </draw:path>
          <draw:path draw:style-name="gr13" draw:text-style-name="P3" draw:layer="layout" svg:width="0.431cm" svg:height="0.054cm" svg:x="7.937cm" svg:y="2.111cm" svg:viewBox="0 0 432 55" svg:d="m0 55c0-18 0-37 0-55 144 0 288 0 432 0 0 18 0 37 0 55-144 0-288 0-432 0z">
            <text:p/>
          </draw:path>
          <draw:path draw:style-name="gr13" draw:text-style-name="P3" draw:layer="layout" svg:width="0.204cm" svg:height="0.557cm" svg:x="8.671cm" svg:y="1.782cm" svg:viewBox="0 0 205 558" svg:d="m205 558h-68v-435c-16 16-38 32-65 47s-51 28-72 35v-65c38-18 72-40 100-66s49-50 61-74h44z">
            <text:p/>
          </draw:path>
          <draw:path draw:style-name="gr13" draw:text-style-name="P3" draw:layer="layout" svg:width="0.366cm" svg:height="0.231cm" svg:x="9.276cm" svg:y="1.95cm" svg:viewBox="0 0 367 232" svg:d="m367 64c-122 0-245 0-367 0 0-21 0-43 0-64 122 0 245 0 367 0 0 21 0 43 0 64zm0 168c-122 0-245 0-367 0 0-21 0-43 0-64 122 0 245 0 367 0 0 21 0 43 0 64z">
            <text:p/>
          </draw:path>
          <draw:path draw:style-name="gr13" draw:text-style-name="P3" draw:layer="layout" svg:width="0.367cm" svg:height="0.557cm" svg:x="7.314cm" svg:y="4.196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3" draw:layer="layout" svg:width="0.431cm" svg:height="0.054cm" svg:x="7.937cm" svg:y="4.525cm" svg:viewBox="0 0 432 55" svg:d="m0 55c0-18 0-37 0-55 144 0 288 0 432 0 0 18 0 37 0 55-144 0-288 0-432 0z">
            <text:p/>
          </draw:path>
          <draw:path draw:style-name="gr13" draw:text-style-name="P3" draw:layer="layout" svg:width="0.204cm" svg:height="0.557cm" svg:x="8.671cm" svg:y="4.196cm" svg:viewBox="0 0 205 558" svg:d="m205 558h-68v-435c-16 16-38 32-65 47s-51 28-72 35v-65c38-18 72-40 100-66s49-50 61-74h44z">
            <text:p/>
          </draw:path>
          <draw:path draw:style-name="gr13" draw:text-style-name="P3" draw:layer="layout" svg:width="0.366cm" svg:height="0.231cm" svg:x="9.276cm" svg:y="4.364cm" svg:viewBox="0 0 367 232" svg:d="m367 64c-122 0-245 0-367 0 0-21 0-43 0-64 122 0 245 0 367 0 0 21 0 43 0 64zm0 168c-122 0-245 0-367 0 0-21 0-43 0-64 122 0 245 0 367 0 0 21 0 43 0 64z">
            <text:p/>
          </draw:path>
          <draw:path draw:style-name="gr13" draw:text-style-name="P3" draw:layer="layout" svg:width="0.363cm" svg:height="0.566cm" svg:x="7.324cm" svg:y="6.61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3" draw:layer="layout" svg:width="0.431cm" svg:height="0.054cm" svg:x="7.937cm" svg:y="6.939cm" svg:viewBox="0 0 432 55" svg:d="m0 55c0-18 0-37 0-55 144 0 288 0 432 0 0 18 0 37 0 55-144 0-288 0-432 0z">
            <text:p/>
          </draw:path>
          <draw:path draw:style-name="gr13" draw:text-style-name="P3" draw:layer="layout" svg:width="0.204cm" svg:height="0.557cm" svg:x="8.671cm" svg:y="6.61cm" svg:viewBox="0 0 205 558" svg:d="m205 558h-68v-435c-16 16-38 32-65 47s-51 28-72 35v-65c38-18 72-40 100-66s49-50 61-74h44z">
            <text:p/>
          </draw:path>
          <draw:path draw:style-name="gr13" draw:text-style-name="P3" draw:layer="layout" svg:width="0.366cm" svg:height="0.231cm" svg:x="9.276cm" svg:y="6.778cm" svg:viewBox="0 0 367 232" svg:d="m367 64c-122 0-245 0-367 0 0-21 0-43 0-64 122 0 245 0 367 0 0 21 0 43 0 64zm0 168c-122 0-245 0-367 0 0-21 0-43 0-64 122 0 245 0 367 0 0 21 0 43 0 64z">
            <text:p/>
          </draw:path>
          <draw:path draw:style-name="gr13" draw:text-style-name="P3" draw:layer="layout" svg:width="0.384cm" svg:height="0.554cm" svg:x="7.3cm" svg:y="9.027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3" draw:text-style-name="P3" draw:layer="layout" svg:width="0.431cm" svg:height="0.054cm" svg:x="7.937cm" svg:y="9.353cm" svg:viewBox="0 0 432 55" svg:d="m0 55c0-18 0-37 0-55 144 0 288 0 432 0 0 18 0 37 0 55-144 0-288 0-432 0z">
            <text:p/>
          </draw:path>
          <draw:path draw:style-name="gr13" draw:text-style-name="P3" draw:layer="layout" svg:width="0.204cm" svg:height="0.557cm" svg:x="8.671cm" svg:y="9.024cm" svg:viewBox="0 0 205 558" svg:d="m205 558h-68v-435c-16 16-38 32-65 47s-51 28-72 35v-65c38-18 72-40 100-66s49-50 61-74h44z">
            <text:p/>
          </draw:path>
          <draw:path draw:style-name="gr13" draw:text-style-name="P3" draw:layer="layout" svg:width="0.366cm" svg:height="0.231cm" svg:x="9.276cm" svg:y="9.192cm" svg:viewBox="0 0 367 232" svg:d="m367 64c-122 0-245 0-367 0 0-21 0-43 0-64 122 0 245 0 367 0 0 21 0 43 0 64zm0 168c-122 0-245 0-367 0 0-21 0-43 0-64 122 0 245 0 367 0 0 21 0 43 0 64z">
            <text:p/>
          </draw:path>
          <draw:path draw:style-name="gr13" draw:text-style-name="P3" draw:layer="layout" svg:width="0.368cm" svg:height="0.557cm" svg:x="7.323cm" svg:y="11.447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3" draw:text-style-name="P3" draw:layer="layout" svg:width="0.431cm" svg:height="0.054cm" svg:x="7.937cm" svg:y="11.767cm" svg:viewBox="0 0 432 55" svg:d="m0 55c0-18 0-37 0-55 144 0 288 0 432 0 0 18 0 37 0 55-144 0-288 0-432 0z">
            <text:p/>
          </draw:path>
          <draw:path draw:style-name="gr13" draw:text-style-name="P3" draw:layer="layout" svg:width="0.204cm" svg:height="0.557cm" svg:x="8.671cm" svg:y="11.438cm" svg:viewBox="0 0 205 558" svg:d="m205 558h-68v-435c-16 16-38 32-65 47s-51 28-72 35v-65c38-18 72-40 100-66s49-50 61-74h44z">
            <text:p/>
          </draw:path>
          <draw:path draw:style-name="gr13" draw:text-style-name="P3" draw:layer="layout" svg:width="0.366cm" svg:height="0.231cm" svg:x="9.276cm" svg:y="11.606cm" svg:viewBox="0 0 367 232" svg:d="m367 64c-122 0-245 0-367 0 0-21 0-43 0-64 122 0 245 0 367 0 0 21 0 43 0 64zm0 168c-122 0-245 0-367 0 0-21 0-43 0-64 122 0 245 0 367 0 0 21 0 43 0 64z">
            <text:p/>
          </draw:path>
          <draw:path draw:style-name="gr13" draw:text-style-name="P3" draw:layer="layout" svg:width="0.367cm" svg:height="0.566cm" svg:x="7.32cm" svg:y="13.852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3" draw:text-style-name="P3" draw:layer="layout" svg:width="0.431cm" svg:height="0.054cm" svg:x="7.937cm" svg:y="14.181cm" svg:viewBox="0 0 432 55" svg:d="m0 55c0-18 0-37 0-55 144 0 288 0 432 0 0 18 0 37 0 55-144 0-288 0-432 0z">
            <text:p/>
          </draw:path>
          <draw:path draw:style-name="gr13" draw:text-style-name="P3" draw:layer="layout" svg:width="0.204cm" svg:height="0.557cm" svg:x="8.671cm" svg:y="13.852cm" svg:viewBox="0 0 205 558" svg:d="m205 558h-68v-435c-16 16-38 32-65 47s-51 28-72 35v-65c38-18 72-40 100-66s49-50 61-74h44z">
            <text:p/>
          </draw:path>
          <draw:path draw:style-name="gr13" draw:text-style-name="P3" draw:layer="layout" svg:width="0.366cm" svg:height="0.231cm" svg:x="9.276cm" svg:y="14.02cm" svg:viewBox="0 0 367 232" svg:d="m367 64c-122 0-245 0-367 0 0-21 0-43 0-64 122 0 245 0 367 0 0 21 0 43 0 64zm0 168c-122 0-245 0-367 0 0-21 0-43 0-64 122 0 245 0 367 0 0 21 0 43 0 64z">
            <text:p/>
          </draw:path>
          <draw:path draw:style-name="gr13" draw:text-style-name="P3" draw:layer="layout" svg:width="0.359cm" svg:height="0.548cm" svg:x="7.328cm" svg:y="16.275cm" svg:viewBox="0 0 360 549" svg:d="m0 66v-66h360v53c-35 38-70 88-105 151s-62 126-81 192c-13 47-22 98-26 153h-70c1-44 9-97 26-158s40-122 70-180 63-106 98-145z">
            <text:p/>
          </draw:path>
          <draw:path draw:style-name="gr13" draw:text-style-name="P3" draw:layer="layout" svg:width="0.431cm" svg:height="0.054cm" svg:x="7.937cm" svg:y="16.595cm" svg:viewBox="0 0 432 55" svg:d="m0 55c0-18 0-37 0-55 144 0 288 0 432 0 0 18 0 37 0 55-144 0-288 0-432 0z">
            <text:p/>
          </draw:path>
          <draw:path draw:style-name="gr13" draw:text-style-name="P3" draw:layer="layout" svg:width="0.204cm" svg:height="0.557cm" svg:x="8.671cm" svg:y="16.266cm" svg:viewBox="0 0 205 558" svg:d="m205 558h-68v-435c-16 16-38 32-65 47s-51 28-72 35v-65c38-18 72-40 100-66s49-50 61-74h44z">
            <text:p/>
          </draw:path>
          <draw:path draw:style-name="gr13" draw:text-style-name="P3" draw:layer="layout" svg:width="0.366cm" svg:height="0.231cm" svg:x="9.276cm" svg:y="16.434cm" svg:viewBox="0 0 367 232" svg:d="m367 64c-122 0-245 0-367 0 0-21 0-43 0-64 122 0 245 0 367 0 0 21 0 43 0 64zm0 168c-122 0-245 0-367 0 0-21 0-43 0-64 122 0 245 0 367 0 0 21 0 43 0 64z">
            <text:p/>
          </draw:path>
          <draw:path draw:style-name="gr13" draw:text-style-name="P3" draw:layer="layout" svg:width="0.366cm" svg:height="0.566cm" svg:x="7.322cm" svg:y="19.455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48 8-65 25-26 37-26 60zm-22 256c0 20 5 39 14 57s22 32 41 42 38 15 59 15c33 0 60-10 81-31s32-48 32-80c0-33-11-60-33-82s-49-32-82-32-59 11-80 32-32 48-32 79z">
            <text:p/>
          </draw:path>
          <draw:path draw:style-name="gr13" draw:text-style-name="P3" draw:layer="layout" svg:width="0.431cm" svg:height="0.054cm" svg:x="7.937cm" svg:y="19.784cm" svg:viewBox="0 0 432 55" svg:d="m0 55c0-18 0-37 0-55 144 0 288 0 432 0 0 18 0 37 0 55-144 0-288 0-432 0z">
            <text:p/>
          </draw:path>
          <draw:path draw:style-name="gr13" draw:text-style-name="P3" draw:layer="layout" svg:width="0.204cm" svg:height="0.557cm" svg:x="8.671cm" svg:y="19.455cm" svg:viewBox="0 0 205 558" svg:d="m205 558h-68v-435c-16 16-38 32-65 47s-51 28-72 35v-65c38-18 72-40 100-66s49-50 61-74h44z">
            <text:p/>
          </draw:path>
          <draw:path draw:style-name="gr13" draw:text-style-name="P3" draw:layer="layout" svg:width="0.366cm" svg:height="0.231cm" svg:x="9.276cm" svg:y="19.623cm" svg:viewBox="0 0 367 232" svg:d="m367 64c-122 0-245 0-367 0 0-21 0-43 0-64 122 0 245 0 367 0 0 21 0 43 0 64zm0 168c-122 0-245 0-367 0 0-21 0-43 0-64 122 0 245 0 367 0 0 21 0 43 0 64z">
            <text:p/>
          </draw:path>
          <draw:path draw:style-name="gr13" draw:text-style-name="P3" draw:layer="layout" svg:width="0.364cm" svg:height="0.566cm" svg:x="7.323cm" svg:y="22.644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3" draw:text-style-name="P3" draw:layer="layout" svg:width="0.431cm" svg:height="0.054cm" svg:x="7.937cm" svg:y="22.973cm" svg:viewBox="0 0 432 55" svg:d="m0 55c0-18 0-37 0-55 144 0 288 0 432 0 0 18 0 37 0 55-144 0-288 0-432 0z">
            <text:p/>
          </draw:path>
          <draw:path draw:style-name="gr13" draw:text-style-name="P3" draw:layer="layout" svg:width="0.204cm" svg:height="0.557cm" svg:x="8.671cm" svg:y="22.644cm" svg:viewBox="0 0 205 558" svg:d="m205 558h-68v-435c-16 16-38 32-65 47s-51 28-72 35v-65c38-18 72-40 100-66s49-50 61-74h44z">
            <text:p/>
          </draw:path>
          <draw:path draw:style-name="gr13" draw:text-style-name="P3" draw:layer="layout" svg:width="0.366cm" svg:height="0.231cm" svg:x="9.276cm" svg:y="22.812cm" svg:viewBox="0 0 367 232" svg:d="m367 64c-122 0-245 0-367 0 0-21 0-43 0-64 122 0 245 0 367 0 0 21 0 43 0 64zm0 168c-122 0-245 0-367 0 0-21 0-43 0-64 122 0 245 0 367 0 0 21 0 43 0 64z">
            <text:p/>
          </draw:path>
          <draw:path draw:style-name="gr13" draw:text-style-name="P3" draw:layer="layout" svg:width="0.204cm" svg:height="0.557cm" svg:x="7.376cm" svg:y="25.833cm" svg:viewBox="0 0 205 558" svg:d="m205 558h-68v-435c-16 16-38 32-65 47s-51 28-72 35v-65c38-18 72-40 100-66s49-50 61-74h44z">
            <text:p/>
          </draw:path>
          <draw:path draw:style-name="gr13" draw:text-style-name="P3" draw:layer="layout" svg:width="0.362cm" svg:height="0.566cm" svg:x="7.755cm" svg:y="25.833cm" svg:viewBox="0 0 363 567" svg:d="m0 284c0-66 7-119 20-159s34-71 61-93 60-32 101-32c29 0 56 6 78 18s42 29 56 52 26 50 34 82 13 77 13 132c0 65-7 118-20 158s-34 71-60 92-61 33-101 33c-54 0-96-19-127-57-37-47-55-122-55-226zm70 0c0 91 11 152 32 182s48 45 80 45 57-15 79-45 32-91 32-182c0-92-11-153-32-183s-48-45-80-45-57 13-76 40c-23 34-35 96-35 188z">
            <text:p/>
          </draw:path>
          <draw:path draw:style-name="gr13" draw:text-style-name="P3" draw:layer="layout" svg:width="0.431cm" svg:height="0.054cm" svg:x="8.369cm" svg:y="26.162cm" svg:viewBox="0 0 432 55" svg:d="m0 55c0-18 0-37 0-55 144 0 288 0 432 0 0 18 0 37 0 55-144 0-288 0-432 0z">
            <text:p/>
          </draw:path>
          <draw:path draw:style-name="gr13" draw:text-style-name="P3" draw:layer="layout" svg:width="0.204cm" svg:height="0.557cm" svg:x="9.103cm" svg:y="25.833cm" svg:viewBox="0 0 205 558" svg:d="m205 558h-68v-435c-16 16-38 32-65 47s-51 28-72 35v-65c38-18 72-40 100-66s49-50 61-74h44z">
            <text:p/>
          </draw:path>
          <draw:path draw:style-name="gr13" draw:text-style-name="P3" draw:layer="layout" svg:width="0.366cm" svg:height="0.231cm" svg:x="9.708cm" svg:y="26.001cm" svg:viewBox="0 0 367 232" svg:d="m367 64c-122 0-245 0-367 0 0-21 0-43 0-64 122 0 245 0 367 0 0 21 0 43 0 64zm0 168c-122 0-245 0-367 0 0-21 0-43 0-64 122 0 245 0 367 0 0 21 0 43 0 64z">
            <text:p/>
          </draw:path>
        </draw:g>
      </draw:page>
      <draw:page draw:name="page9" draw:style-name="dp1" draw:master-page-name="標準">
        <draw:custom-shape draw:style-name="gr14" draw:text-style-name="P1" draw:layer="layout" svg:width="0.709cm" svg:height="0.709cm" svg:x="10.365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636cm" svg:y="4.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536cm" svg:y="7.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4.706cm" svg:y="20.9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7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436cm" svg:y="17.5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626cm" svg:y="11.9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627cm" svg:y="9.4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636cm" svg:y="15.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527cm" svg:y="24.24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4.2cm" svg:height="29.816cm" svg:x="23.1cm" svg:y="1.2cm">
          <draw:text-box>
            <text:p><text:span text:style-name="T2">1 + 1 =</text:span></text:p>
            <text:p><text:span text:style-name="T2"/></text:p>
            <text:p><text:span text:style-name="T2"/></text:p>
            <text:p><text:span text:style-name="T2">1 + 2 =</text:span></text:p>
            <text:p><text:span text:style-name="T2"/></text:p>
            <text:p><text:span text:style-name="T2"/></text:p>
            <text:p><text:span text:style-name="T2">1 + 3 =</text:span></text:p>
            <text:p><text:span text:style-name="T2"/></text:p>
            <text:p><text:span text:style-name="T2"/></text:p>
            <text:p><text:span text:style-name="T2">1 + 4 =</text:span></text:p>
            <text:p><text:span text:style-name="T2"/></text:p>
            <text:p><text:span text:style-name="T2"/></text:p>
            <text:p><text:span text:style-name="T2">1 + 5 =</text:span></text:p>
            <text:p><text:span text:style-name="T2"/></text:p>
            <text:p><text:span text:style-name="T2"/></text:p>
            <text:p><text:span text:style-name="T2">1 + 6 =</text:span></text:p>
            <text:p><text:span text:style-name="T2"/></text:p>
            <text:p><text:span text:style-name="T2"/></text:p>
            <text:p><text:span text:style-name="T2">1 + 7 =</text:span></text:p>
            <text:p><text:span text:style-name="T2"/></text:p>
            <text:p><text:span text:style-name="T2"/></text:p>
            <text:p><text:span text:style-name="T2"/></text:p>
            <text:p><text:span text:style-name="T2">1 + 8 =</text:span></text:p>
            <text:p><text:span text:style-name="T2"/></text:p>
            <text:p><text:span text:style-name="T2"/></text:p>
            <text:p><text:span text:style-name="T2"/></text:p>
            <text:p><text:span text:style-name="T2">1 + 9 =</text:span></text:p>
            <text:p><text:span text:style-name="T2"/></text:p>
            <text:p><text:span text:style-name="T2"/></text:p>
            <text:p><text:span text:style-name="T2"/></text:p>
            <text:p><text:span text:style-name="T2">1 +10 =</text:span></text:p>
            <text:p><text:span text:style-name="T2"/></text:p>
            <text:p><text:span text:style-name="T2">これは次の問題を作るためのひながたです</text:span></text:p>
          </draw:text-box>
        </draw:frame>
        <draw:custom-shape draw:style-name="gr14" draw:text-style-name="P1" draw:layer="layout" svg:width="0.709cm" svg:height="0.709cm" svg:x="10.356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8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10.35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8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10.365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7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536cm" svg:y="7.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627cm" svg:y="9.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627cm" svg:y="9.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636cm" svg:y="11.9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10.374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6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636cm" svg:y="11.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636cm" svg:y="11.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734cm" svg:y="14.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744cm" svg:y="14.1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10.482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45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744cm" svg:y="14.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744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31cm" svg:y="17.6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408cm" svg:y="16.6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418cm" svg:y="16.6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10.156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28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418cm" svg:y="1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418cm" svg:y="1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462cm" svg:y="20.6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336cm" svg:y="20.7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434cm" svg:y="19.7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444cm" svg:y="19.7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10.182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25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444cm" svg:y="19.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444cm" svg:y="19.7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4.606cm" svg:y="24.3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362cm" svg:y="24.0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236cm" svg:y="24.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334cm" svg:y="23.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344cm" svg:y="23.1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10.482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8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344cm" svg:y="23.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344cm" svg:y="23.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427cm" svg:y="27.24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09cm" svg:height="0.709cm" svg:x="4.436cm" svg:y="27.24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262cm" svg:y="27.0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136cm" svg:y="27.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234cm" svg:y="26.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244cm" svg:y="26.1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09cm" svg:height="0.709cm" svg:x="10.382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38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244cm" svg:y="26.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244cm" svg:y="26.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436cm" svg:y="27.2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73cm" svg:y="2.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64cm" svg:y="5.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64cm" svg:y="7.2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73cm" svg:y="9.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82cm" svg:y="12.2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59cm" svg:y="14.4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264cm" svg:y="16.9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29cm" svg:y="20.0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364cm" svg:y="23.4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555cm" svg:y="26.3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7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8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8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7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6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55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38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35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8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48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18" draw:text-style-name="P3" draw:layer="layout" svg:width="0.204cm" svg:height="0.557cm" svg:x="7.235cm" svg:y="1.261cm" svg:viewBox="0 0 205 558" svg:d="m205 558h-68v-435c-16 16-38 32-65 47s-51 28-72 35v-65c38-18 72-40 100-66s49-50 61-74h44z">
            <text:p/>
          </draw:path>
          <draw:path draw:style-name="gr18" draw:text-style-name="P3" draw:layer="layout" svg:width="0.367cm" svg:height="0.367cm" svg:x="7.84cm" svg:y="1.362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1.261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1.429cm" svg:viewBox="0 0 367 232" svg:d="m367 64c-122 0-245 0-367 0 0-21 0-43 0-64 122 0 245 0 367 0 0 21 0 43 0 64zm0 168c-122 0-245 0-367 0 0-21 0-43 0-64 122 0 245 0 367 0 0 21 0 43 0 64z">
            <text:p/>
          </draw:path>
          <draw:path draw:style-name="gr18" draw:text-style-name="P3" draw:layer="layout" svg:width="0.367cm" svg:height="0.557cm" svg:x="7.173cm" svg:y="3.675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8" draw:text-style-name="P3" draw:layer="layout" svg:width="0.367cm" svg:height="0.367cm" svg:x="7.84cm" svg:y="3.776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3.675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3.843cm" svg:viewBox="0 0 367 232" svg:d="m367 64c-122 0-245 0-367 0 0-21 0-43 0-64 122 0 245 0 367 0 0 21 0 43 0 64zm0 168c-122 0-245 0-367 0 0-21 0-43 0-64 122 0 245 0 367 0 0 21 0 43 0 64z">
            <text:p/>
          </draw:path>
          <draw:path draw:style-name="gr18" draw:text-style-name="P3" draw:layer="layout" svg:width="0.363cm" svg:height="0.566cm" svg:x="7.183cm" svg:y="6.089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7cm" svg:height="0.367cm" svg:x="7.84cm" svg:y="6.19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6.089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6.257cm" svg:viewBox="0 0 367 232" svg:d="m367 64c-122 0-245 0-367 0 0-21 0-43 0-64 122 0 245 0 367 0 0 21 0 43 0 64zm0 168c-122 0-245 0-367 0 0-21 0-43 0-64 122 0 245 0 367 0 0 21 0 43 0 64z">
            <text:p/>
          </draw:path>
          <draw:path draw:style-name="gr18" draw:text-style-name="P3" draw:layer="layout" svg:width="0.384cm" svg:height="0.554cm" svg:x="7.159cm" svg:y="8.506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8" draw:text-style-name="P3" draw:layer="layout" svg:width="0.367cm" svg:height="0.367cm" svg:x="7.84cm" svg:y="8.604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8.503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8.671cm" svg:viewBox="0 0 367 232" svg:d="m367 64c-122 0-245 0-367 0 0-21 0-43 0-64 122 0 245 0 367 0 0 21 0 43 0 64zm0 168c-122 0-245 0-367 0 0-21 0-43 0-64 122 0 245 0 367 0 0 21 0 43 0 64z">
            <text:p/>
          </draw:path>
          <draw:path draw:style-name="gr18" draw:text-style-name="P3" draw:layer="layout" svg:width="0.368cm" svg:height="0.557cm" svg:x="7.182cm" svg:y="10.926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8" draw:text-style-name="P3" draw:layer="layout" svg:width="0.367cm" svg:height="0.367cm" svg:x="7.84cm" svg:y="11.018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10.917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11.085cm" svg:viewBox="0 0 367 232" svg:d="m367 64c-122 0-245 0-367 0 0-21 0-43 0-64 122 0 245 0 367 0 0 21 0 43 0 64zm0 168c-122 0-245 0-367 0 0-21 0-43 0-64 122 0 245 0 367 0 0 21 0 43 0 64z">
            <text:p/>
          </draw:path>
          <draw:path draw:style-name="gr18" draw:text-style-name="P3" draw:layer="layout" svg:width="0.367cm" svg:height="0.566cm" svg:x="7.179cm" svg:y="13.331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8" draw:text-style-name="P3" draw:layer="layout" svg:width="0.367cm" svg:height="0.367cm" svg:x="7.84cm" svg:y="13.432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13.331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13.499cm" svg:viewBox="0 0 367 232" svg:d="m367 64c-122 0-245 0-367 0 0-21 0-43 0-64 122 0 245 0 367 0 0 21 0 43 0 64zm0 168c-122 0-245 0-367 0 0-21 0-43 0-64 122 0 245 0 367 0 0 21 0 43 0 64z">
            <text:p/>
          </draw:path>
          <draw:path draw:style-name="gr18" draw:text-style-name="P3" draw:layer="layout" svg:width="0.359cm" svg:height="0.548cm" svg:x="7.187cm" svg:y="15.754cm" svg:viewBox="0 0 360 549" svg:d="m0 66v-66h360v53c-35 38-70 88-105 151s-62 126-81 192c-13 47-22 98-26 153h-70c1-44 9-97 26-158s40-122 70-180 63-106 98-145z">
            <text:p/>
          </draw:path>
          <draw:path draw:style-name="gr18" draw:text-style-name="P3" draw:layer="layout" svg:width="0.367cm" svg:height="0.367cm" svg:x="7.84cm" svg:y="15.846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15.745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15.913cm" svg:viewBox="0 0 367 232" svg:d="m367 64c-122 0-245 0-367 0 0-21 0-43 0-64 122 0 245 0 367 0 0 21 0 43 0 64zm0 168c-122 0-245 0-367 0 0-21 0-43 0-64 122 0 245 0 367 0 0 21 0 43 0 64z">
            <text:p/>
          </draw:path>
          <draw:path draw:style-name="gr18" draw:text-style-name="P3" draw:layer="layout" svg:width="0.366cm" svg:height="0.566cm" svg:x="7.181cm" svg:y="18.934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48 8-65 25-26 37-26 60zm-22 256c0 20 5 39 14 57s22 32 41 42 38 15 59 15c33 0 60-10 81-31s32-48 32-80c0-33-11-60-33-82s-49-32-82-32-59 11-80 32-32 48-32 79z">
            <text:p/>
          </draw:path>
          <draw:path draw:style-name="gr18" draw:text-style-name="P3" draw:layer="layout" svg:width="0.367cm" svg:height="0.367cm" svg:x="7.84cm" svg:y="19.035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18.934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19.102cm" svg:viewBox="0 0 367 232" svg:d="m367 64c-122 0-245 0-367 0 0-21 0-43 0-64 122 0 245 0 367 0 0 21 0 43 0 64zm0 168c-122 0-245 0-367 0 0-21 0-43 0-64 122 0 245 0 367 0 0 21 0 43 0 64z">
            <text:p/>
          </draw:path>
          <draw:path draw:style-name="gr18" draw:text-style-name="P3" draw:layer="layout" svg:width="0.364cm" svg:height="0.566cm" svg:x="7.182cm" svg:y="22.123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8" draw:text-style-name="P3" draw:layer="layout" svg:width="0.367cm" svg:height="0.367cm" svg:x="7.84cm" svg:y="22.224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5cm" svg:y="22.123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156cm" svg:y="22.291cm" svg:viewBox="0 0 367 232" svg:d="m367 64c-122 0-245 0-367 0 0-21 0-43 0-64 122 0 245 0 367 0 0 21 0 43 0 64zm0 168c-122 0-245 0-367 0 0-21 0-43 0-64 122 0 245 0 367 0 0 21 0 43 0 64z">
            <text:p/>
          </draw:path>
          <draw:path draw:style-name="gr18" draw:text-style-name="P3" draw:layer="layout" svg:width="0.204cm" svg:height="0.557cm" svg:x="7.235cm" svg:y="25.312cm" svg:viewBox="0 0 205 558" svg:d="m205 558h-68v-435c-16 16-38 32-65 47s-51 28-72 35v-65c38-18 72-40 100-66s49-50 61-74h44z">
            <text:p/>
          </draw:path>
          <draw:path draw:style-name="gr18" draw:text-style-name="P3" draw:layer="layout" svg:width="0.362cm" svg:height="0.566cm" svg:x="7.614cm" svg:y="25.312cm" svg:viewBox="0 0 363 567" svg:d="m0 284c0-66 7-119 20-159s34-71 61-93 60-32 101-32c29 0 56 6 78 18s42 29 56 52 26 50 34 82 13 77 13 132c0 65-7 118-20 158s-34 71-60 92-61 33-101 33c-54 0-96-19-127-57-37-47-55-122-55-226zm70 0c0 91 11 152 32 182s48 45 80 45 57-15 79-45 32-91 32-182c0-92-11-153-32-183s-48-45-80-45-57 13-76 40c-23 34-35 96-35 188z">
            <text:p/>
          </draw:path>
          <draw:path draw:style-name="gr18" draw:text-style-name="P3" draw:layer="layout" svg:width="0.367cm" svg:height="0.367cm" svg:x="8.272cm" svg:y="25.413cm" svg:viewBox="0 0 368 368" svg:d="m152 368c0-51 0-101 0-152-51 0-101 0-152 0 0-21 0-43 0-64 51 0 101 0 152 0 0-51 0-101 0-152 21 0 43 0 64 0 0 51 0 101 0 152 51 0 101 0 152 0 0 21 0 43 0 64-51 0-101 0-152 0 0 51 0 101 0 152-21 0-43 0-64 0z">
            <text:p/>
          </draw:path>
          <draw:path draw:style-name="gr18" draw:text-style-name="P3" draw:layer="layout" svg:width="0.363cm" svg:height="0.566cm" svg:x="8.931cm" svg:y="25.312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8" draw:text-style-name="P3" draw:layer="layout" svg:width="0.366cm" svg:height="0.231cm" svg:x="9.588cm" svg:y="25.48cm" svg:viewBox="0 0 367 232" svg:d="m367 64c-122 0-245 0-367 0 0-21 0-43 0-64 122 0 245 0 367 0 0 21 0 43 0 64zm0 168c-122 0-245 0-367 0 0-21 0-43 0-64 122 0 245 0 367 0 0 21 0 43 0 64z">
            <text:p/>
          </draw:path>
        </draw:g>
        <draw:frame draw:style-name="gr15" draw:text-style-name="P4" draw:layer="layout" svg:width="4.2cm" svg:height="27.036cm" svg:x="35cm" svg:y="2.001cm">
          <draw:text-box>
            <text:p><text:span text:style-name="T2">1 + 2 =</text:span></text:p>
            <text:p><text:span text:style-name="T2"/></text:p>
            <text:p><text:span text:style-name="T2"/></text:p>
            <text:p><text:span text:style-name="T2">2 + 2 =</text:span></text:p>
            <text:p><text:span text:style-name="T2"/></text:p>
            <text:p><text:span text:style-name="T2"/></text:p>
            <text:p><text:span text:style-name="T2">3 + 2 =</text:span></text:p>
            <text:p><text:span text:style-name="T2"/></text:p>
            <text:p><text:span text:style-name="T2"/></text:p>
            <text:p><text:span text:style-name="T2">4 + 2 =</text:span></text:p>
            <text:p><text:span text:style-name="T2"/></text:p>
            <text:p><text:span text:style-name="T2"/></text:p>
            <text:p><text:span text:style-name="T2">5 + 2 =</text:span></text:p>
            <text:p><text:span text:style-name="T2"/></text:p>
            <text:p><text:span text:style-name="T2"/></text:p>
            <text:p><text:span text:style-name="T2">6 + 2 =</text:span></text:p>
            <text:p><text:span text:style-name="T2"/></text:p>
            <text:p><text:span text:style-name="T2"/></text:p>
            <text:p><text:span text:style-name="T2">7 + 2 =</text:span></text:p>
            <text:p><text:span text:style-name="T2"/></text:p>
            <text:p><text:span text:style-name="T2"/></text:p>
            <text:p><text:span text:style-name="T2"/></text:p>
            <text:p><text:span text:style-name="T2">8 + 2 =</text:span></text:p>
            <text:p><text:span text:style-name="T2"/></text:p>
            <text:p><text:span text:style-name="T2"/></text:p>
            <text:p><text:span text:style-name="T2"/></text:p>
            <text:p><text:span text:style-name="T2">9 + 2 =</text:span></text:p>
            <text:p><text:span text:style-name="T2"/></text:p>
            <text:p><text:span text:style-name="T2"/></text:p>
            <text:p><text:span text:style-name="T2"/></text:p>
            <text:p><text:span text:style-name="T2">10 + 2 =</text:span></text:p>
            <text:p><text:span text:style-name="T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7-03T08:06:11.82</meta:creation-date>
    <meta:print-date>2014-09-07T11:12:01.62</meta:print-date>
    <dc:date>2014-09-27T09:29:49.58</dc:date>
    <meta:editing-duration>PT13H7M43S</meta:editing-duration>
    <meta:editing-cycles>4</meta:editing-cycles>
    <meta:generator>LibreOffice/3.4$Win32 LibreOffice_project/340m1$Build-203</meta:generator>
    <meta:document-statistic meta:object-count="1011"/>
  </office:meta>
</office:document-meta>
</file>